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1">/*﻿<text:s text:c="4"/>Вариант раскодирования UTF-8 для построения таблиц OEM-866(alt)<text:s text:c="6"/>©2019</text:span></text:h>
      <text:h text:style-name="Default"><text:s text:c="2"/>2<text:s text:c="2"/><text:s text:c="48"/><text:span text:style-name="style1">и Windows-1251(rus)<text:s text:c="6"/>Code Contination Minimum Maximum<text:s text:c="8"/>0xxxxxxx<text:s text:c="4"/>0<text:s text:c="7"/>0<text:s text:c="5"/>127<text:s text:c="8"/>10xxxxxx<text:s text:c="2"/>err<text:s text:c="8"/>110xxxxx<text:s text:c="4"/>1<text:s text:c="5"/>128<text:s text:c="4"/>2047<text:s text:c="8"/>1110xxxx<text:s text:c="4"/>2<text:s text:c="4"/>2048<text:s text:c="3"/>65535 без 55296-57343<text:s text:c="8"/>11110xxx<text:s text:c="4"/>3<text:s text:c="3"/>65536 1114111<text:s text:c="6"/>в отличие от VAX+RT-11 символы UTF-8 в IBM в обратном порядке*/</text:span><text:span text:style-name="style9">#include &lt;string.h&gt;#include "../Type.h"</text:span></text:h>
      <text:h text:style-name="Default"><text:s text:c="2"/>3<text:s text:c="2"/><text:span text:style-name="style9">#define X( x )if( (U[x]&amp;0xC0)==0x80 )<text:s text:c="2"/></text:span><text:span text:style-name="style2">// контроль старших бит из других байтов</text:span><text:span text:style-name="style5">static int </text:span><text:span text:style-name="style11">nS</text:span><text:span text:style-name="style10">=</text:span><text:span text:style-name="style4">0</text:span><text:span text:style-name="style10">;<text:s text:c="23"/></text:span><text:span text:style-name="style2">// контрольное число байт в символах UTF</text:span><text:span text:style-name="style9">#if 0<text:s text:c="34"/></text:span><text:span text:style-name="style2">// ~~~</text:span></text:h>
      <text:h text:style-name="Default"><text:s text:c="2"/>4<text:s text:c="2"/><text:span text:style-name="style69">char</text:span><text:span text:style-name="style74">* </text:span><text:span text:style-name="style75">UtC</text:span><text:span text:style-name="style74">( </text:span><text:span text:style-name="style69">unsigned </text:span><text:span text:style-name="style74">&amp;</text:span><text:span text:style-name="style75">u</text:span><text:span text:style-name="style74">, </text:span><text:span text:style-name="style69">char </text:span><text:span text:style-name="style74">*</text:span><text:span text:style-name="style75">U </text:span><text:span text:style-name="style74">) </text:span><text:span text:style-name="style66">// синтез буквы Unicode из полноценного UTF-8</text:span><text:span text:style-name="style74">{ </text:span><text:span text:style-name="style69">if</text:span><text:span text:style-name="style74">( (</text:span><text:span text:style-name="style75">u</text:span><text:span text:style-name="style74">=*</text:span><text:span text:style-name="style75">U</text:span><text:span text:style-name="style74">)&amp;</text:span><text:span text:style-name="style68">0x80 </text:span><text:span text:style-name="style74">)<text:s text:c="15"/></text:span><text:span text:style-name="style66">//<text:s text:c="2"/>со столь же излишним контролем кодировки<text:s text:c="2"/></text:span><text:span text:style-name="style74">{ </text:span><text:span text:style-name="style69">if</text:span><text:span text:style-name="style74">((*</text:span><text:span text:style-name="style75">U</text:span><text:span text:style-name="style74">&amp;</text:span><text:span text:style-name="style68">0xE0</text:span><text:span text:style-name="style74">)==</text:span><text:span text:style-name="style68">0xC0</text:span><text:span text:style-name="style74">){ </text:span><text:span text:style-name="style75">X</text:span><text:span text:style-name="style74">(</text:span><text:span text:style-name="style68">1</text:span><text:span text:style-name="style74">){ </text:span><text:span text:style-name="style75">u</text:span><text:span text:style-name="style74">=(*</text:span><text:span text:style-name="style75">U</text:span><text:span text:style-name="style74">++&amp;</text:span><text:span text:style-name="style68">0x1F</text:span><text:span text:style-name="style74">)&lt;&lt;</text:span><text:span text:style-name="style68">6</text:span><text:span text:style-name="style74">; </text:span><text:span text:style-name="style75">u</text:span><text:span text:style-name="style74">|=*</text:span><text:span text:style-name="style75">U</text:span><text:span text:style-name="style74">&amp;</text:span><text:span text:style-name="style68">0x3F</text:span><text:span text:style-name="style74">; </text:span><text:span text:style-name="style75">nS</text:span><text:span text:style-name="style74">=</text:span><text:span text:style-name="style68">2</text:span><text:span text:style-name="style74">; } } </text:span><text:span text:style-name="style69">else<text:s text:c="4"/>if</text:span><text:span text:style-name="style74">((*</text:span><text:span text:style-name="style75">U</text:span><text:span text:style-name="style74">&amp;</text:span><text:span text:style-name="style68">0xF0</text:span><text:span text:style-name="style74">)==</text:span><text:span text:style-name="style68">0xE0</text:span><text:span text:style-name="style74">){ </text:span><text:span text:style-name="style75">X</text:span><text:span text:style-name="style74">(</text:span><text:span text:style-name="style68">1</text:span><text:span text:style-name="style74">)</text:span><text:span text:style-name="style75">X</text:span><text:span text:style-name="style74">(</text:span><text:span text:style-name="style68">2</text:span><text:span text:style-name="style74">){ </text:span><text:span text:style-name="style75">u</text:span><text:span text:style-name="style74">=(*</text:span><text:span text:style-name="style75">U</text:span><text:span text:style-name="style74">++&amp;</text:span><text:span text:style-name="style68">0xF</text:span><text:span text:style-name="style74">)&lt;&lt;</text:span><text:span text:style-name="style68">12</text:span><text:span text:style-name="style74">; </text:span><text:span text:style-name="style75">u</text:span><text:span text:style-name="style74">|=(*</text:span><text:span text:style-name="style75">U</text:span><text:span text:style-name="style74">++&amp;</text:span><text:span text:style-name="style68">0x3F</text:span><text:span text:style-name="style74">)&lt;&lt;</text:span><text:span text:style-name="style68">6</text:span><text:span text:style-name="style74">; </text:span><text:span text:style-name="style75">u</text:span><text:span text:style-name="style74">|=*</text:span><text:span text:style-name="style75">U</text:span><text:span text:style-name="style74">&amp;</text:span><text:span text:style-name="style68">0x3F</text:span><text:span text:style-name="style74">; </text:span><text:span text:style-name="style75">nS</text:span><text:span text:style-name="style74">=</text:span><text:span text:style-name="style68">3</text:span><text:span text:style-name="style74">; } } </text:span><text:span text:style-name="style69">else<text:s text:c="4"/>if</text:span><text:span text:style-name="style74">((*</text:span><text:span text:style-name="style75">U</text:span><text:span text:style-name="style74">&amp;</text:span><text:span text:style-name="style68">0xF8</text:span><text:span text:style-name="style74">)==</text:span><text:span text:style-name="style68">0xF0</text:span><text:span text:style-name="style74">){ </text:span><text:span text:style-name="style75">X</text:span><text:span text:style-name="style74">(</text:span><text:span text:style-name="style68">1</text:span><text:span text:style-name="style74">)</text:span><text:span text:style-name="style75">X</text:span><text:span text:style-name="style74">(</text:span><text:span text:style-name="style68">2</text:span><text:span text:style-name="style74">)</text:span><text:span text:style-name="style75">X</text:span><text:span text:style-name="style74">(</text:span><text:span text:style-name="style68">3</text:span><text:span text:style-name="style74">){ </text:span><text:span text:style-name="style75">u</text:span><text:span text:style-name="style74">=(*</text:span><text:span text:style-name="style75">U</text:span><text:span text:style-name="style74">++&amp;</text:span><text:span text:style-name="style68">7</text:span><text:span text:style-name="style74">)&lt;&lt;</text:span><text:span text:style-name="style68">18</text:span><text:span text:style-name="style74">; </text:span><text:span text:style-name="style75">u</text:span><text:span text:style-name="style74">|=(*</text:span><text:span text:style-name="style75">U</text:span><text:span text:style-name="style74">++&amp;</text:span><text:span text:style-name="style68">0x3F</text:span><text:span text:style-name="style74">)&lt;&lt;</text:span><text:span text:style-name="style68">12</text:span><text:span text:style-name="style74">; </text:span><text:span text:style-name="style75">u</text:span><text:span text:style-name="style74">|=(*</text:span><text:span text:style-name="style75">U</text:span><text:span text:style-name="style74">++&amp;</text:span><text:span text:style-name="style68">0x3F</text:span><text:span text:style-name="style74">)&lt;&lt;</text:span><text:span text:style-name="style68">6</text:span><text:span text:style-name="style74">; </text:span><text:span text:style-name="style75">u</text:span><text:span text:style-name="style74">|=*</text:span><text:span text:style-name="style75">U</text:span><text:span text:style-name="style74">&amp;</text:span><text:span text:style-name="style68">0x3F</text:span><text:span text:style-name="style74">; </text:span><text:span text:style-name="style75">nS</text:span><text:span text:style-name="style74">=</text:span><text:span text:style-name="style68">4</text:span><text:span text:style-name="style74">; } }<text:s text:c="2"/>} </text:span><text:span text:style-name="style69">else </text:span><text:span text:style-name="style75">nS</text:span><text:span text:style-name="style74">=</text:span><text:span text:style-name="style68">1</text:span><text:span text:style-name="style74">; </text:span><text:span text:style-name="style69">return </text:span><text:span text:style-name="style74">++</text:span><text:span text:style-name="style75">U</text:span><text:span text:style-name="style74">;}</text:span><text:span text:style-name="style69">const char</text:span><text:span text:style-name="style74">* </text:span><text:span text:style-name="style75">CtU</text:span><text:span text:style-name="style74">( </text:span><text:span text:style-name="style69">unsigned </text:span><text:span text:style-name="style75">u </text:span><text:span text:style-name="style74">) </text:span><text:span text:style-name="style66">// раскодирование UniCode в текстовую строчку UTF</text:span><text:span text:style-name="style74">{ </text:span><text:span text:style-name="style69">static char </text:span><text:span text:style-name="style75">w</text:span><text:span text:style-name="style74">[</text:span><text:span text:style-name="style68">5</text:span><text:span text:style-name="style74">];<text:s text:c="2"/></text:span><text:span text:style-name="style69">if</text:span><text:span text:style-name="style74">(</text:span><text:span text:style-name="style75">u</text:span><text:span text:style-name="style74">&lt;</text:span><text:span text:style-name="style68">0x80</text:span><text:span text:style-name="style74">){ </text:span><text:span text:style-name="style75">w</text:span><text:span text:style-name="style74">[</text:span><text:span text:style-name="style68">0</text:span><text:span text:style-name="style74">]=</text:span><text:span text:style-name="style75">u</text:span><text:span text:style-name="style74">; </text:span><text:span text:style-name="style75">nS</text:span><text:span text:style-name="style74">=</text:span><text:span text:style-name="style68">1</text:span><text:span text:style-name="style74">; } </text:span><text:span text:style-name="style69">else<text:s text:c="2"/>if</text:span><text:span text:style-name="style74">(</text:span><text:span text:style-name="style75">u</text:span><text:span text:style-name="style74">&lt;</text:span><text:span text:style-name="style68">0x0800</text:span><text:span text:style-name="style74">){ </text:span><text:span text:style-name="style75">w</text:span><text:span text:style-name="style74">[</text:span><text:span text:style-name="style68">0</text:span><text:span text:style-name="style74">]=(</text:span><text:span text:style-name="style75">u</text:span><text:span text:style-name="style74">&gt;&gt;</text:span><text:span text:style-name="style68">6</text:span><text:span text:style-name="style74">)&amp;</text:span><text:span text:style-name="style68">0x1F</text:span><text:span text:style-name="style74">|</text:span><text:span text:style-name="style68">0xC0</text:span><text:span text:style-name="style74">; </text:span><text:span text:style-name="style75">w</text:span><text:span text:style-name="style74">[</text:span><text:span text:style-name="style68">1</text:span><text:span text:style-name="style74">]=</text:span><text:span text:style-name="style75">u</text:span><text:span text:style-name="style74">&amp;</text:span><text:span text:style-name="style68">0x3F</text:span><text:span text:style-name="style74">|</text:span><text:span text:style-name="style68">0x80</text:span><text:span text:style-name="style74">; </text:span><text:span text:style-name="style75">nS</text:span><text:span text:style-name="style74">=</text:span><text:span text:style-name="style68">2</text:span><text:span text:style-name="style74">; } </text:span><text:span text:style-name="style69">else<text:s text:c="2"/>if</text:span><text:span text:style-name="style74">(</text:span><text:span text:style-name="style75">u</text:span><text:span text:style-name="style74">&lt;</text:span><text:span text:style-name="style68">0x10000</text:span><text:span text:style-name="style74">){ </text:span><text:span text:style-name="style75">w</text:span><text:span text:style-name="style74">[</text:span><text:span text:style-name="style68">0</text:span><text:span text:style-name="style74">]=(</text:span><text:span text:style-name="style75">u</text:span><text:span text:style-name="style74">&gt;&gt;</text:span><text:span text:style-name="style68">12</text:span><text:span text:style-name="style74">)&amp;</text:span><text:span text:style-name="style68">0xF</text:span><text:span text:style-name="style74">|</text:span><text:span text:style-name="style68">0xE0</text:span><text:span text:style-name="style74">; </text:span><text:span text:style-name="style75">w</text:span><text:span text:style-name="style74">[</text:span><text:span text:style-name="style68">1</text:span><text:span text:style-name="style74">]=(</text:span><text:span text:style-name="style75">u</text:span><text:span text:style-name="style74">&gt;&gt;</text:span><text:span text:style-name="style68">6</text:span><text:span text:style-name="style74">)&amp;</text:span><text:span text:style-name="style68">0x3F</text:span><text:span text:style-name="style74">|</text:span><text:span text:style-name="style68">0x80</text:span><text:span text:style-name="style74">; </text:span><text:span text:style-name="style75">w</text:span><text:span text:style-name="style74">[</text:span><text:span text:style-name="style68">2</text:span><text:span text:style-name="style74">]=</text:span><text:span text:style-name="style75">u</text:span><text:span text:style-name="style74">&amp;</text:span><text:span text:style-name="style68">0x3F</text:span><text:span text:style-name="style74">|</text:span><text:span text:style-name="style68">0x80</text:span><text:span text:style-name="style74">; </text:span><text:span text:style-name="style75">nS</text:span><text:span text:style-name="style74">=</text:span><text:span text:style-name="style68">3</text:span><text:span text:style-name="style74">; } </text:span><text:span text:style-name="style69">else<text:s text:c="2"/>if</text:span><text:span text:style-name="style74">(</text:span><text:span text:style-name="style75">u</text:span><text:span text:style-name="style74">&lt;</text:span><text:span text:style-name="style68">0x110000</text:span><text:span text:style-name="style74">){ </text:span><text:span text:style-name="style75">w</text:span><text:span text:style-name="style74">[</text:span><text:span text:style-name="style68">0</text:span><text:span text:style-name="style74">]=(</text:span><text:span text:style-name="style75">u</text:span><text:span text:style-name="style74">&gt;&gt;</text:span><text:span text:style-name="style68">18</text:span><text:span text:style-name="style74">)&amp;</text:span><text:span text:style-name="style68">0x7</text:span><text:span text:style-name="style74">|</text:span><text:span text:style-name="style68">0xF0</text:span><text:span text:style-name="style74">; </text:span><text:span text:style-name="style75">w</text:span><text:span text:style-name="style74">[</text:span><text:span text:style-name="style68">1</text:span><text:span text:style-name="style74">]=(</text:span><text:span text:style-name="style75">u</text:span><text:span text:style-name="style74">&gt;&gt;</text:span><text:span text:style-name="style68">12</text:span><text:span text:style-name="style74">)&amp;</text:span><text:span text:style-name="style68">0x3F</text:span><text:span text:style-name="style74">|</text:span><text:span text:style-name="style68">0x80</text:span><text:span text:style-name="style74">; </text:span><text:span text:style-name="style75">w</text:span><text:span text:style-name="style74">[</text:span><text:span text:style-name="style68">2</text:span><text:span text:style-name="style74">]=(</text:span><text:span text:style-name="style75">u</text:span><text:span text:style-name="style74">&gt;&gt;</text:span><text:span text:style-name="style68">6</text:span><text:span text:style-name="style74">)&amp;</text:span><text:span text:style-name="style68">0x3F</text:span><text:span text:style-name="style74">|</text:span><text:span text:style-name="style68">0x80</text:span><text:span text:style-name="style74">; </text:span><text:span text:style-name="style75">w</text:span><text:span text:style-name="style74">[</text:span><text:span text:style-name="style68">3</text:span><text:span text:style-name="style74">]=</text:span><text:span text:style-name="style75">u</text:span><text:span text:style-name="style74">&amp;</text:span><text:span text:style-name="style68">0x3F</text:span><text:span text:style-name="style74">|</text:span><text:span text:style-name="style68">0x80</text:span><text:span text:style-name="style74">; </text:span><text:span text:style-name="style75">nS</text:span><text:span text:style-name="style74">=</text:span><text:span text:style-name="style68">4</text:span><text:span text:style-name="style74">; }<text:s text:c="2"/></text:span><text:span text:style-name="style69">else</text:span><text:span text:style-name="style74">{ </text:span><text:span text:style-name="style75">w</text:span><text:span text:style-name="style74">[</text:span><text:span text:style-name="style68">0</text:span><text:span text:style-name="style74">]=</text:span><text:span text:style-name="style68">0xEF</text:span><text:span text:style-name="style74">; </text:span><text:span text:style-name="style75">w</text:span><text:span text:style-name="style74">[</text:span><text:span text:style-name="style68">1</text:span><text:span text:style-name="style74">]=</text:span><text:span text:style-name="style68">0xBF</text:span><text:span text:style-name="style74">; </text:span><text:span text:style-name="style75">w</text:span><text:span text:style-name="style74">[</text:span><text:span text:style-name="style68">2</text:span><text:span text:style-name="style74">]=</text:span><text:span text:style-name="style68">0xBD</text:span><text:span text:style-name="style74">; </text:span><text:span text:style-name="style75">nS</text:span><text:span text:style-name="style74">=</text:span><text:span text:style-name="style68">3</text:span><text:span text:style-name="style74">; } </text:span><text:span text:style-name="style75">w</text:span><text:span text:style-name="style74">[</text:span><text:span text:style-name="style75">nS</text:span><text:span text:style-name="style74">]=</text:span><text:span text:style-name="style68">0</text:span><text:span text:style-name="style74">; </text:span><text:span text:style-name="style69">return </text:span><text:span text:style-name="style75">w</text:span><text:span text:style-name="style74">;}</text:span></text:h>
      <text:h text:style-name="Default"><text:s text:c="2"/>5<text:s text:c="2"/><text:span text:style-name="style9">#endif</text:span></text:h>
      <text:h text:style-name="Default"><text:s text:c="2"/>6<text:s text:c="2"/><text:span text:style-name="style5">static char</text:span><text:span text:style-name="style10">* </text:span><text:span text:style-name="style11">UtI</text:span><text:span text:style-name="style10">( </text:span><text:span text:style-name="style5">unsigned </text:span><text:span text:style-name="style10">&amp;</text:span><text:span text:style-name="style11">u</text:span><text:span text:style-name="style10">, </text:span><text:span text:style-name="style5">char </text:span><text:span text:style-name="style10">*</text:span><text:span text:style-name="style11">U </text:span><text:span text:style-name="style10">) </text:span><text:span text:style-name="style2">// сборка сложного символа из 1-4 байт</text:span></text:h>
      <text:h text:style-name="Default"><text:s text:c="2"/>7<text:s text:c="2"/><text:span text:style-name="style10">{ </text:span><text:span text:style-name="style5">union</text:span><text:span text:style-name="style10">{ </text:span><text:span text:style-name="style5">char </text:span><text:span text:style-name="style11">c</text:span><text:span text:style-name="style10">[</text:span><text:span text:style-name="style4">4</text:span><text:span text:style-name="style10">]; </text:span><text:span text:style-name="style5">unsigned </text:span><text:span text:style-name="style11">d</text:span><text:span text:style-name="style10">; } </text:span><text:span text:style-name="style11">v</text:span><text:span text:style-name="style10">; </text:span><text:span text:style-name="style11">nS</text:span><text:span text:style-name="style10">=</text:span><text:span text:style-name="style4">1</text:span><text:span text:style-name="style10">; </text:span><text:span text:style-name="style2">// совмещение с выполнением проверки</text:span></text:h>
      <text:h text:style-name="Default"><text:s text:c="2"/>8<text:s text:c="2"/><text:s text:c="2"/><text:span text:style-name="style5">if</text:span><text:span text:style-name="style10">( (</text:span><text:span text:style-name="style11">v</text:span><text:span text:style-name="style10">.</text:span><text:span text:style-name="style11">d</text:span><text:span text:style-name="style10">=*</text:span><text:span text:style-name="style11">U</text:span><text:span text:style-name="style10">)&amp;</text:span><text:span text:style-name="style4">0x80 </text:span><text:span text:style-name="style10">)<text:s text:c="21"/></text:span><text:span text:style-name="style2">// случится ошибка при nS&lt;2 и v.d&gt;127</text:span></text:h>
      <text:h text:style-name="Default"><text:s text:c="2"/>9<text:s text:c="2"/><text:s text:c="2"/><text:span text:style-name="style10">{ </text:span><text:span text:style-name="style5">if</text:span><text:span text:style-name="style10">((*</text:span><text:span text:style-name="style11">U</text:span><text:span text:style-name="style10">&amp;</text:span><text:span text:style-name="style4">0xE0</text:span><text:span text:style-name="style10">)==</text:span><text:span text:style-name="style4">0xC0</text:span><text:span text:style-name="style10">){ </text:span><text:span text:style-name="style11">X</text:span><text:span text:style-name="style10">(</text:span><text:span text:style-name="style4">1</text:span><text:span text:style-name="style10">){ </text:span><text:span text:style-name="style11">v</text:span><text:span text:style-name="style10">.</text:span><text:span text:style-name="style11">c</text:span><text:span text:style-name="style10">[</text:span><text:span text:style-name="style4">1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0</text:span><text:span text:style-name="style10">]=*</text:span><text:span text:style-name="style11">U</text:span><text:span text:style-name="style10">; </text:span><text:span text:style-name="style11">nS</text:span><text:span text:style-name="style10">=</text:span><text:span text:style-name="style4">2</text:span><text:span text:style-name="style10">; } } </text:span><text:span text:style-name="style5">else</text:span></text:h>
      <text:h text:style-name="Default"><text:s text:c="1"/>10<text:s text:c="2"/><text:s text:c="4"/><text:span text:style-name="style5">if</text:span><text:span text:style-name="style10">((*</text:span><text:span text:style-name="style11">U</text:span><text:span text:style-name="style10">&amp;</text:span><text:span text:style-name="style4">0xF0</text:span><text:span text:style-name="style10">)==</text:span><text:span text:style-name="style4">0xE0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{ </text:span><text:span text:style-name="style11">v</text:span><text:span text:style-name="style10">.</text:span><text:span text:style-name="style11">c</text:span><text:span text:style-name="style10">[</text:span><text:span text:style-name="style4">2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1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0</text:span><text:span text:style-name="style10">]=*</text:span><text:span text:style-name="style11">U</text:span><text:span text:style-name="style10">; </text:span><text:span text:style-name="style11">nS</text:span><text:span text:style-name="style10">=</text:span><text:span text:style-name="style4">3</text:span><text:span text:style-name="style10">; } } </text:span><text:span text:style-name="style5">else</text:span></text:h>
      <text:h text:style-name="Default"><text:s text:c="1"/>11<text:s text:c="2"/><text:s text:c="4"/><text:span text:style-name="style5">if</text:span><text:span text:style-name="style10">((*</text:span><text:span text:style-name="style11">U</text:span><text:span text:style-name="style10">&amp;</text:span><text:span text:style-name="style4">0xF8</text:span><text:span text:style-name="style10">)==</text:span><text:span text:style-name="style4">0xF0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</text:span><text:span text:style-name="style11">X</text:span><text:span text:style-name="style10">(</text:span><text:span text:style-name="style4">3</text:span><text:span text:style-name="style10">){ </text:span><text:span text:style-name="style11">v</text:span><text:span text:style-name="style10">.</text:span><text:span text:style-name="style11">c</text:span><text:span text:style-name="style10">[</text:span><text:span text:style-name="style4">3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2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1</text:span><text:span text:style-name="style10">]=*</text:span><text:span text:style-name="style11">U</text:span><text:span text:style-name="style10">++; </text:span><text:span text:style-name="style11">v</text:span><text:span text:style-name="style10">.</text:span><text:span text:style-name="style11">c</text:span><text:span text:style-name="style10">[</text:span><text:span text:style-name="style4">0</text:span><text:span text:style-name="style10">]=*</text:span><text:span text:style-name="style11">U</text:span><text:span text:style-name="style10">; </text:span><text:span text:style-name="style11">nS</text:span><text:span text:style-name="style10">=</text:span><text:span text:style-name="style4">4</text:span><text:span text:style-name="style10">; } }</text:span></text:h>
      <text:h text:style-name="Default"><text:s text:c="1"/>12<text:s text:c="2"/><text:s text:c="2"/><text:span text:style-name="style10">} </text:span><text:span text:style-name="style11">u</text:span><text:span text:style-name="style10">=</text:span><text:span text:style-name="style11">v</text:span><text:span text:style-name="style10">.</text:span><text:span text:style-name="style11">d</text:span><text:span text:style-name="style10">; </text:span><text:span text:style-name="style5">return </text:span><text:span text:style-name="style10">++</text:span><text:span text:style-name="style11">U</text:span><text:span text:style-name="style10">;<text:s text:c="12"/></text:span><text:span text:style-name="style2">// на выходе адрес той же строки со смещением</text:span></text:h>
      <text:h text:style-name="Default"><text:s text:c="1"/>13<text:s text:c="2"/><text:span text:style-name="style10">}</text:span></text:h>
      <text:h text:style-name="Default"><text:s text:c="1"/>14<text:s text:c="2"/><text:span text:style-name="style5">char</text:span><text:span text:style-name="style10">* </text:span><text:span text:style-name="style11">Uget</text:span><text:span text:style-name="style10">( </text:span><text:span text:style-name="style5">const char </text:span><text:span text:style-name="style10">*</text:span><text:span text:style-name="style11">U </text:span><text:span text:style-name="style10">)<text:s text:c="15"/></text:span><text:span text:style-name="style2">// однократная выборка UTF-8 символа</text:span><text:span text:style-name="style10">{ </text:span><text:span text:style-name="style5">static char </text:span><text:span text:style-name="style11">S</text:span><text:span text:style-name="style10">[</text:span><text:span text:style-name="style4">5</text:span><text:span text:style-name="style10">],*</text:span><text:span text:style-name="style11">u</text:span><text:span text:style-name="style10">; </text:span><text:span text:style-name="style11">u</text:span><text:span text:style-name="style10">=(</text:span><text:span text:style-name="style5">char</text:span><text:span text:style-name="style10">*)</text:span><text:span text:style-name="style11">U</text:span><text:span text:style-name="style10">; </text:span><text:span text:style-name="style11">nS</text:span><text:span text:style-name="style10">=</text:span><text:span text:style-name="style4">0</text:span><text:span text:style-name="style10">;<text:s text:c="2"/></text:span><text:span text:style-name="style2">// - на пустой строке - выход с нулём<text:s text:c="2"/></text:span><text:span text:style-name="style5">if</text:span><text:span text:style-name="style10">( *</text:span><text:span text:style-name="style11">U </text:span><text:span text:style-name="style10">){ </text:span><text:span text:style-name="style5">if</text:span><text:span text:style-name="style10">( (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)&amp;</text:span><text:span text:style-name="style4">0x80 </text:span><text:span text:style-name="style10">)<text:s text:c="5"/></text:span><text:span text:style-name="style2">// иначе выборка хотя бы одного байта<text:s text:c="2"/></text:span><text:span text:style-name="style10">{ </text:span><text:span text:style-name="style5">if</text:span><text:span text:style-name="style10">((*</text:span><text:span text:style-name="style11">U</text:span><text:span text:style-name="style10">&amp;</text:span><text:span text:style-name="style4">0xE0</text:span><text:span text:style-name="style10">)==</text:span><text:span text:style-name="style4">0xC0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} </text:span><text:span text:style-name="style5">else<text:s text:c="4"/>if</text:span><text:span text:style-name="style10">((*</text:span><text:span text:style-name="style11">U</text:span><text:span text:style-name="style10">&amp;</text:span><text:span text:style-name="style4">0xF0</text:span><text:span text:style-name="style10">)==</text:span><text:span text:style-name="style4">0xE0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{ 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} } </text:span><text:span text:style-name="style5">else<text:s text:c="4"/>if</text:span><text:span text:style-name="style10">((*</text:span><text:span text:style-name="style11">U</text:span><text:span text:style-name="style10">&amp;</text:span><text:span text:style-name="style4">0xF8</text:span><text:span text:style-name="style10">)==</text:span><text:span text:style-name="style4">0xF0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</text:span><text:span text:style-name="style11">X</text:span><text:span text:style-name="style10">(</text:span><text:span text:style-name="style4">3</text:span><text:span text:style-name="style10">){ 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</text:span><text:span text:style-name="style11">S</text:span><text:span text:style-name="style10">[</text:span><text:span text:style-name="style11">nS</text:span><text:span text:style-name="style10">++]=*</text:span><text:span text:style-name="style11">u</text:span><text:span text:style-name="style10">++; } }<text:s text:c="2"/>} } </text:span><text:span text:style-name="style11">S</text:span><text:span text:style-name="style10">[</text:span><text:span text:style-name="style11">nS</text:span><text:span text:style-name="style10">]=</text:span><text:span text:style-name="style4">0</text:span><text:span text:style-name="style10">; </text:span><text:span text:style-name="style5">return </text:span><text:span text:style-name="style11">S</text:span><text:span text:style-name="style10">;}</text:span></text:h>
      <text:h text:style-name="Default"><text:s text:c="1"/>15<text:s text:c="2"/><text:span text:style-name="style5">char</text:span><text:span text:style-name="style10">* </text:span><text:span text:style-name="style11">Uset</text:span><text:span text:style-name="style10">( </text:span><text:span text:style-name="style5">const char </text:span><text:span text:style-name="style10">*</text:span><text:span text:style-name="style11">UTF</text:span><text:span text:style-name="style10">, </text:span><text:span text:style-name="style5">int </text:span><text:span text:style-name="style11">k </text:span><text:span text:style-name="style10">){ </text:span><text:span text:style-name="style5">return </text:span><text:span text:style-name="style11">Uset</text:span><text:span text:style-name="style10">( </text:span><text:span text:style-name="style11">k</text:span><text:span text:style-name="style10">,</text:span><text:span text:style-name="style11">UTF </text:span><text:span text:style-name="style10">); }</text:span></text:h>
      <text:h text:style-name="Default"><text:s text:c="1"/>16<text:s text:c="2"/><text:span text:style-name="style5">char</text:span><text:span text:style-name="style10">* </text:span><text:span text:style-name="style11">Uset</text:span><text:span text:style-name="style10">( </text:span><text:span text:style-name="style5">int </text:span><text:span text:style-name="style10">&amp;</text:span><text:span text:style-name="style11">k</text:span><text:span text:style-name="style10">, </text:span><text:span text:style-name="style5">const char </text:span><text:span text:style-name="style10">*</text:span><text:span text:style-name="style11">UTF </text:span><text:span text:style-name="style10">)<text:s text:c="10"/></text:span><text:span text:style-name="style2">// установка в k-позицию символа</text:span><text:span text:style-name="style10">{ </text:span><text:span text:style-name="style11">nS</text:span><text:span text:style-name="style10">=</text:span><text:span text:style-name="style4">0</text:span><text:span text:style-name="style10">; </text:span><text:span text:style-name="style5">if</text:span><text:span text:style-name="style10">( !</text:span><text:span text:style-name="style11">k </text:span><text:span text:style-name="style10">)</text:span><text:span text:style-name="style5">return </text:span><text:span text:style-name="style10">(</text:span><text:span text:style-name="style5">char</text:span><text:span text:style-name="style10">*)</text:span><text:span text:style-name="style11">UTF</text:span><text:span text:style-name="style10">; </text:span><text:span text:style-name="style5">else<text:s text:c="8"/></text:span><text:span text:style-name="style2">//<text:s text:c="2"/>-1 в конец, последовательный</text:span></text:h>
      <text:h text:style-name="Default"><text:s text:c="1"/>17<text:s text:c="2"/><text:s text:c="2"/><text:span text:style-name="style10">{ </text:span><text:span text:style-name="style5">int </text:span><text:span text:style-name="style11">i</text:span><text:span text:style-name="style10">,</text:span><text:span text:style-name="style11">l</text:span><text:span text:style-name="style10">=</text:span><text:span text:style-name="style11">strlen</text:span><text:span text:style-name="style10">( </text:span><text:span text:style-name="style11">UTF </text:span><text:span text:style-name="style10">); </text:span><text:span text:style-name="style5">char </text:span><text:span text:style-name="style10">*</text:span><text:span text:style-name="style11">U</text:span><text:span text:style-name="style10">=(</text:span><text:span text:style-name="style5">char</text:span><text:span text:style-name="style10">*)</text:span><text:span text:style-name="style11">UTF</text:span><text:span text:style-name="style10">; </text:span><text:span text:style-name="style2">//<text:s text:c="5"/>перебор по формату UTF-8</text:span></text:h>
      <text:h text:style-name="Default"><text:s text:c="1"/>18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*</text:span><text:span text:style-name="style11">U </text:span><text:span text:style-name="style10">&amp;&amp; </text:span><text:span text:style-name="style11">nS</text:span><text:span text:style-name="style10">&lt;</text:span><text:span text:style-name="style11">l </text:span><text:span text:style-name="style10">&amp;&amp; </text:span><text:span text:style-name="style11">i</text:span><text:span text:style-name="style10">!=</text:span><text:span text:style-name="style11">k</text:span><text:span text:style-name="style10">; </text:span><text:span text:style-name="style11">i</text:span><text:span text:style-name="style10">++ )</text:span></text:h>
      <text:h text:style-name="Default"><text:s text:c="1"/>19<text:s text:c="2"/><text:s text:c="5"/><text:span text:style-name="style5">if</text:span><text:span text:style-name="style10">( !(*</text:span><text:span text:style-name="style11">U</text:span><text:span text:style-name="style10">&amp;</text:span><text:span text:style-name="style4">0x80</text:span><text:span text:style-name="style10">) ){ </text:span><text:span text:style-name="style11">U</text:span><text:span text:style-name="style10">++; </text:span><text:span text:style-name="style11">nS</text:span><text:span text:style-name="style10">++; } </text:span><text:span text:style-name="style5">else</text:span></text:h>
      <text:h text:style-name="Default"><text:s text:c="1"/>20<text:s text:c="2"/><text:s text:c="5"/><text:span text:style-name="style5">if</text:span><text:span text:style-name="style10">( (*</text:span><text:span text:style-name="style11">U</text:span><text:span text:style-name="style10">&amp;</text:span><text:span text:style-name="style4">0xE0</text:span><text:span text:style-name="style10">)==</text:span><text:span text:style-name="style4">0xC0 </text:span><text:span text:style-name="style10">){ </text:span><text:span text:style-name="style11">X</text:span><text:span text:style-name="style10">(</text:span><text:span text:style-name="style4">1</text:span><text:span text:style-name="style10">){ </text:span><text:span text:style-name="style11">U</text:span><text:span text:style-name="style10">+=</text:span><text:span text:style-name="style4">2</text:span><text:span text:style-name="style10">; </text:span><text:span text:style-name="style11">nS</text:span><text:span text:style-name="style10">+=</text:span><text:span text:style-name="style4">2</text:span><text:span text:style-name="style10">; } } </text:span><text:span text:style-name="style5">else</text:span></text:h>
      <text:h text:style-name="Default"><text:s text:c="1"/>21<text:s text:c="2"/><text:s text:c="5"/><text:span text:style-name="style5">if</text:span><text:span text:style-name="style10">( (*</text:span><text:span text:style-name="style11">U</text:span><text:span text:style-name="style10">&amp;</text:span><text:span text:style-name="style4">0xF0</text:span><text:span text:style-name="style10">)==</text:span><text:span text:style-name="style4">0xE0 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{ </text:span><text:span text:style-name="style11">U</text:span><text:span text:style-name="style10">+=</text:span><text:span text:style-name="style4">3</text:span><text:span text:style-name="style10">; </text:span><text:span text:style-name="style11">nS</text:span><text:span text:style-name="style10">+=</text:span><text:span text:style-name="style4">3</text:span><text:span text:style-name="style10">; } } </text:span><text:span text:style-name="style5">else</text:span></text:h>
      <text:h text:style-name="Default"><text:s text:c="1"/>22<text:s text:c="2"/><text:s text:c="5"/><text:span text:style-name="style5">if</text:span><text:span text:style-name="style10">( (*</text:span><text:span text:style-name="style11">U</text:span><text:span text:style-name="style10">&amp;</text:span><text:span text:style-name="style4">0xF8</text:span><text:span text:style-name="style10">)==</text:span><text:span text:style-name="style4">0xF0 </text:span><text:span text:style-name="style10">){ </text:span><text:span text:style-name="style11">X</text:span><text:span text:style-name="style10">(</text:span><text:span text:style-name="style4">1</text:span><text:span text:style-name="style10">)</text:span><text:span text:style-name="style11">X</text:span><text:span text:style-name="style10">(</text:span><text:span text:style-name="style4">2</text:span><text:span text:style-name="style10">)</text:span><text:span text:style-name="style11">X</text:span><text:span text:style-name="style10">(</text:span><text:span text:style-name="style4">3</text:span><text:span text:style-name="style10">){ </text:span><text:span text:style-name="style11">U</text:span><text:span text:style-name="style10">+=</text:span><text:span text:style-name="style4">4</text:span><text:span text:style-name="style10">; </text:span><text:span text:style-name="style11">nS</text:span><text:span text:style-name="style10">+=</text:span><text:span text:style-name="style4">4</text:span><text:span text:style-name="style10">; } }</text:span></text:h>
      <text:h text:style-name="Default"><text:s text:c="1"/>23<text:s text:c="2"/><text:s text:c="4"/><text:span text:style-name="style11">k</text:span><text:span text:style-name="style10">=</text:span><text:span text:style-name="style11">i</text:span><text:span text:style-name="style10">; </text:span><text:span text:style-name="style5">return </text:span><text:span text:style-name="style11">U</text:span><text:span text:style-name="style10">;<text:s text:c="5"/></text:span><text:span text:style-name="style2">// U и k приводятся к смещению от начала строки в байтах</text:span></text:h>
      <text:h text:style-name="Default"><text:s text:c="1"/>24<text:s text:c="2"/><text:span text:style-name="style10">} }</text:span></text:h>
      <text:h text:style-name="Default"><text:s text:c="1"/>25<text:s text:c="2"/><text:span text:style-name="style5">int </text:span><text:span text:style-name="style11">Ulen</text:span><text:span text:style-name="style10">( </text:span><text:span text:style-name="style5">const char</text:span><text:span text:style-name="style10">* </text:span><text:span text:style-name="style11">UTF </text:span><text:span text:style-name="style10">)<text:s text:c="21"/></text:span><text:span text:style-name="style2">// количество реальных символов</text:span></text:h>
      <text:h text:style-name="Default"><text:s text:c="1"/>26<text:s text:c="2"/><text:span text:style-name="style10">{ </text:span><text:span text:style-name="style5">int </text:span><text:span text:style-name="style11">k</text:span><text:span text:style-name="style10">=-</text:span><text:span text:style-name="style4">1</text:span><text:span text:style-name="style10">; </text:span><text:span text:style-name="style11">Uset</text:span><text:span text:style-name="style10">( </text:span><text:span text:style-name="style11">k</text:span><text:span text:style-name="style10">,</text:span><text:span text:style-name="style11">UTF </text:span><text:span text:style-name="style10">); </text:span><text:span text:style-name="style5">return </text:span><text:span text:style-name="style11">k</text:span><text:span text:style-name="style10">;<text:s text:c="12"/></text:span><text:span text:style-name="style2">// в строке UTF-8, пересчёт nS</text:span></text:h>
      <text:h text:style-name="Default"><text:s text:c="1"/>27<text:s text:c="2"/><text:span text:style-name="style10">}</text:span></text:h>
      <text:h text:style-name="Default"><text:s text:c="1"/>28<text:s text:c="2"/><text:span text:style-name="style5">char</text:span><text:span text:style-name="style10">* </text:span><text:span text:style-name="style11">Uset</text:span><text:span text:style-name="style10">( </text:span><text:span text:style-name="style5">char</text:span><text:span text:style-name="style10">* </text:span><text:span text:style-name="style11">U</text:span><text:span text:style-name="style10">, </text:span><text:span text:style-name="style5">int </text:span><text:span text:style-name="style11">k</text:span><text:span text:style-name="style10">, </text:span><text:span text:style-name="style5">const char</text:span><text:span text:style-name="style10">* </text:span><text:span text:style-name="style11">Sym</text:span><text:span text:style-name="style10">, </text:span><text:span text:style-name="style5">bool </text:span><text:span text:style-name="style11">ins </text:span><text:span text:style-name="style10">){ </text:span><text:span text:style-name="style5">char </text:span><text:span text:style-name="style10">*</text:span><text:span text:style-name="style11">s</text:span><text:span text:style-name="style10">,*</text:span><text:span text:style-name="style11">b</text:span><text:span text:style-name="style10">; </text:span><text:span text:style-name="style5">int </text:span><text:span text:style-name="style11">bl</text:span><text:span text:style-name="style10">,</text:span><text:span text:style-name="style11">cl</text:span><text:span text:style-name="style10">=</text:span><text:span text:style-name="style4">0</text:span><text:span text:style-name="style10">,</text:span><text:span text:style-name="style11">len</text:span><text:span text:style-name="style10">=</text:span><text:span text:style-name="style11">strlen</text:span><text:span text:style-name="style10">( </text:span><text:span text:style-name="style11">U </text:span><text:span text:style-name="style10">);<text:s text:c="7"/></text:span><text:span text:style-name="style2">// вставка символа в позицию k<text:s text:c="6"/></text:span><text:span text:style-name="style11">s</text:span><text:span text:style-name="style10">=(</text:span><text:span text:style-name="style5">char</text:span><text:span text:style-name="style10">*)</text:span><text:span text:style-name="style11">Uset</text:span><text:span text:style-name="style10">( </text:span><text:span text:style-name="style11">U</text:span><text:span text:style-name="style10">,</text:span><text:span text:style-name="style11">k </text:span><text:span text:style-name="style10">);<text:s text:c="2"/></text:span><text:span text:style-name="style11">k</text:span><text:span text:style-name="style10">=</text:span><text:span text:style-name="style11">nS</text:span><text:span text:style-name="style10">;<text:s text:c="15"/></text:span><text:span text:style-name="style2">// k=-1 - в самый конец строки<text:s text:c="3"/></text:span><text:span text:style-name="style5">if</text:span><text:span text:style-name="style10">( !</text:span><text:span text:style-name="style11">ins </text:span><text:span text:style-name="style10">){ </text:span><text:span text:style-name="style11">Uget</text:span><text:span text:style-name="style10">( </text:span><text:span text:style-name="style11">s </text:span><text:span text:style-name="style10">);<text:s text:c="3"/></text:span><text:span text:style-name="style11">cl</text:span><text:span text:style-name="style10">=</text:span><text:span text:style-name="style11">nS</text:span><text:span text:style-name="style10">; }<text:s text:c="13"/></text:span><text:span text:style-name="style2">// если старый надо убрать<text:s text:c="13"/></text:span><text:span text:style-name="style11">b</text:span><text:span text:style-name="style10">=</text:span><text:span text:style-name="style11">Uget</text:span><text:span text:style-name="style10">( </text:span><text:span text:style-name="style11">Sym </text:span><text:span text:style-name="style10">); </text:span><text:span text:style-name="style11">bl</text:span><text:span text:style-name="style10">=</text:span><text:span text:style-name="style11">nS</text:span><text:span text:style-name="style10">;<text:s text:c="15"/></text:span><text:span text:style-name="style2">// новый символ для вставки<text:s text:c="3"/></text:span><text:span text:style-name="style5">if</text:span><text:span text:style-name="style10">( </text:span><text:span text:style-name="style11">bl</text:span><text:span text:style-name="style10">!=</text:span><text:span text:style-name="style11">cl </text:span><text:span text:style-name="style10">)<text:s text:c="34"/></text:span><text:span text:style-name="style2">// заменяемое поле изменяется</text:span></text:h>
      <text:h text:style-name="Default"><text:s text:c="1"/>29<text:s text:c="2"/><text:s text:c="3"/><text:span text:style-name="style10">{ </text:span><text:span text:style-name="style5">if</text:span><text:span text:style-name="style10">( </text:span><text:span text:style-name="style11">len</text:span><text:span text:style-name="style10">-</text:span><text:span text:style-name="style11">k</text:span><text:span text:style-name="style10">-</text:span><text:span text:style-name="style11">cl</text:span><text:span text:style-name="style10">&gt;</text:span><text:span text:style-name="style4">0 </text:span><text:span text:style-name="style10">)</text:span><text:span text:style-name="style11">memmove</text:span><text:span text:style-name="style10">( </text:span><text:span text:style-name="style11">s</text:span><text:span text:style-name="style10">+</text:span><text:span text:style-name="style11">bl</text:span><text:span text:style-name="style10">,</text:span><text:span text:style-name="style11">s</text:span><text:span text:style-name="style10">+</text:span><text:span text:style-name="style11">cl</text:span><text:span text:style-name="style10">,</text:span><text:span text:style-name="style11">len</text:span><text:span text:style-name="style10">-</text:span><text:span text:style-name="style11">k</text:span><text:span text:style-name="style10">-</text:span><text:span text:style-name="style11">cl</text:span><text:span text:style-name="style10">+</text:span><text:span text:style-name="style4">1 </text:span><text:span text:style-name="style10">); </text:span><text:span text:style-name="style2">// освобождение фрагмента<text:s text:c="7"/></text:span><text:span text:style-name="style5">else </text:span><text:span text:style-name="style11">U</text:span><text:span text:style-name="style10">[</text:span><text:span text:style-name="style11">len</text:span><text:span text:style-name="style10">+</text:span><text:span text:style-name="style11">bl</text:span><text:span text:style-name="style10">-</text:span><text:span text:style-name="style11">cl</text:span><text:span text:style-name="style10">]=</text:span><text:span text:style-name="style4">0</text:span><text:span text:style-name="style10">;<text:s text:c="26"/></text:span><text:span text:style-name="style2">// и фиксация конца строки</text:span></text:h>
      <text:h text:style-name="Default"><text:s text:c="1"/>30<text:s text:c="2"/><text:s text:c="3"/><text:span text:style-name="style10">} </text:span><text:span text:style-name="style5">return </text:span><text:span text:style-name="style10">(</text:span><text:span text:style-name="style5">char</text:span><text:span text:style-name="style10">*)</text:span><text:span text:style-name="style11">memcpy</text:span><text:span text:style-name="style10">( </text:span><text:span text:style-name="style11">s</text:span><text:span text:style-name="style10">,</text:span><text:span text:style-name="style11">b</text:span><text:span text:style-name="style10">,</text:span><text:span text:style-name="style11">bl </text:span><text:span text:style-name="style10">)+</text:span><text:span text:style-name="style11">bl</text:span><text:span text:style-name="style10">;<text:s text:c="11"/></text:span><text:span text:style-name="style2">// на выходе следующий символ</text:span><text:span text:style-name="style10">}</text:span><text:span text:style-name="style2">//<text:s text:c="2"/>Комплекс процедур исполняется для двух простых форматов байтовых символов://<text:s text:c="3"/>R)true<text:s text:c="2"/>DOS-OEM(866)alt с минимумом мат.знаков и палочками для обрамлений//<text:s text:c="3"/>W)false Windows-1251 - и этот как есть, с кучей всяких "промиллей"//</text:span><text:span text:style-name="style5">int </text:span><text:span text:style-name="style11">Usize</text:span><text:span text:style-name="style10">( </text:span><text:span text:style-name="style5">const char</text:span><text:span text:style-name="style10">* </text:span><text:span text:style-name="style11">str</text:span><text:span text:style-name="style10">, </text:span><text:span text:style-name="style5">bool </text:span><text:span text:style-name="style11">oem </text:span><text:span text:style-name="style10">)<text:s text:c="3"/></text:span><text:span text:style-name="style2">// длина строки после перевода в UTF-8</text:span><text:span text:style-name="style10">{ </text:span><text:span text:style-name="style5">int </text:span><text:span text:style-name="style11">k</text:span><text:span text:style-name="style10">,</text:span><text:span text:style-name="style11">l</text:span><text:span text:style-name="style10">,</text:span><text:span text:style-name="style11">m</text:span><text:span text:style-name="style10">=</text:span><text:span text:style-name="style11">strlen</text:span><text:span text:style-name="style10">( </text:span><text:span text:style-name="style11">str </text:span><text:span text:style-name="style10">); </text:span><text:span text:style-name="style5">unsigned char </text:span><text:span text:style-name="style11">c</text:span><text:span text:style-name="style10">;<text:s text:c="2"/></text:span><text:span text:style-name="style5">for</text:span><text:span text:style-name="style10">( </text:span><text:span text:style-name="style11">l</text:span><text:span text:style-name="style10">=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m</text:span><text:span text:style-name="style10">; </text:span><text:span text:style-name="style11">k</text:span><text:span text:style-name="style10">++,</text:span><text:span text:style-name="style11">l</text:span><text:span text:style-name="style10">++ )</text:span><text:span text:style-name="style5">if</text:span><text:span text:style-name="style10">( (</text:span><text:span text:style-name="style11">c</text:span><text:span text:style-name="style10">=</text:span><text:span text:style-name="style11">str</text:span><text:span text:style-name="style10">[</text:span><text:span text:style-name="style11">k</text:span><text:span text:style-name="style10">])&gt;</text:span><text:span text:style-name="style4">127 </text:span><text:span text:style-name="style10">){ ++</text:span><text:span text:style-name="style11">l</text:span><text:span text:style-name="style10">;<text:s text:c="3"/></text:span><text:span text:style-name="style5">if</text:span><text:span text:style-name="style10">( !</text:span><text:span text:style-name="style11">oem </text:span><text:span text:style-name="style10">)</text:span></text:h>
      <text:h text:style-name="Default"><text:s text:c="1"/>31<text:s text:c="2"/><text:s text:c="4"/><text:span text:style-name="style10">{ </text:span><text:span text:style-name="style5">if</text:span><text:span text:style-name="style10">( </text:span><text:span text:style-name="style11">c</text:span><text:span text:style-name="style10">==</text:span><text:span text:style-name="style4">130</text:span><text:span text:style-name="style10">||</text:span><text:span text:style-name="style11">c</text:span><text:span text:style-name="style10">&gt;</text:span><text:span text:style-name="style4">131</text:span><text:span text:style-name="style10">&amp;&amp;</text:span><text:span text:style-name="style11">c</text:span><text:span text:style-name="style10">&lt;</text:span><text:span text:style-name="style4">138</text:span><text:span text:style-name="style10">||</text:span><text:span text:style-name="style11">c</text:span><text:span text:style-name="style10">==</text:span><text:span text:style-name="style4">139</text:span><text:span text:style-name="style10">||</text:span><text:span text:style-name="style11">c</text:span><text:span text:style-name="style10">&gt;</text:span><text:span text:style-name="style4">144</text:span><text:span text:style-name="style10">&amp;&amp;</text:span><text:span text:style-name="style11">c</text:span><text:span text:style-name="style10">&lt;</text:span><text:span text:style-name="style4">154</text:span><text:span text:style-name="style10">||</text:span><text:span text:style-name="style11">c</text:span><text:span text:style-name="style10">==</text:span><text:span text:style-name="style4">155</text:span><text:span text:style-name="style10">||</text:span><text:span text:style-name="style11">c</text:span><text:span text:style-name="style10">==</text:span><text:span text:style-name="style4">185 </text:span><text:span text:style-name="style10">)++</text:span><text:span text:style-name="style11">l</text:span><text:span text:style-name="style10">; } </text:span><text:span text:style-name="style5">else<text:s text:c="3"/>if</text:span><text:span text:style-name="style10">( </text:span><text:span text:style-name="style11">c</text:span><text:span text:style-name="style10">&gt;</text:span><text:span text:style-name="style4">175</text:span><text:span text:style-name="style10">&amp;&amp;</text:span><text:span text:style-name="style11">c</text:span><text:span text:style-name="style10">&lt;</text:span><text:span text:style-name="style4">224</text:span><text:span text:style-name="style10">||</text:span><text:span text:style-name="style11">c</text:span><text:span text:style-name="style10">==</text:span><text:span text:style-name="style4">240</text:span><text:span text:style-name="style10">||</text:span><text:span text:style-name="style11">c</text:span><text:span text:style-name="style10">&gt;</text:span><text:span text:style-name="style4">241</text:span><text:span text:style-name="style10">&amp;&amp;</text:span><text:span text:style-name="style11">c</text:span><text:span text:style-name="style10">&lt;</text:span><text:span text:style-name="style4">246</text:span><text:span text:style-name="style10">||</text:span><text:span text:style-name="style11">c</text:span><text:span text:style-name="style10">==</text:span><text:span text:style-name="style4">247</text:span><text:span text:style-name="style10">||</text:span><text:span text:style-name="style11">c</text:span><text:span text:style-name="style10">==</text:span><text:span text:style-name="style4">249</text:span><text:span text:style-name="style10">||</text:span><text:span text:style-name="style11">c</text:span><text:span text:style-name="style10">&gt;</text:span><text:span text:style-name="style4">250</text:span><text:span text:style-name="style10">&amp;&amp;</text:span><text:span text:style-name="style11">c</text:span><text:span text:style-name="style10">&lt;</text:span><text:span text:style-name="style4">253</text:span><text:span text:style-name="style10">||</text:span><text:span text:style-name="style11">c</text:span><text:span text:style-name="style10">&gt;</text:span><text:span text:style-name="style4">253 </text:span><text:span text:style-name="style10">)++</text:span><text:span text:style-name="style11">l</text:span><text:span text:style-name="style10">;<text:s text:c="2"/>} </text:span><text:span text:style-name="style5">return </text:span><text:span text:style-name="style11">l</text:span><text:span text:style-name="style10">;}</text:span><text:span text:style-name="style5">const char</text:span><text:span text:style-name="style10">* </text:span><text:span text:style-name="style11">RtU</text:span><text:span text:style-name="style10">( </text:span><text:span text:style-name="style5">const char </text:span><text:span text:style-name="style11">R </text:span><text:span text:style-name="style10">)<text:s text:c="5"/></text:span><text:span text:style-name="style2">// перекодирование 866(alt) в Unicode-UTF-8</text:span><text:span text:style-name="style10">{ </text:span><text:span text:style-name="style5">static const char </text:span><text:span text:style-name="style11">UTF2OEM</text:span><text:span text:style-name="style10">[</text:span><text:span text:style-name="style4">128</text:span><text:span text:style-name="style10">][</text:span><text:span text:style-name="style4">4</text:span><text:span text:style-name="style10">]<text:s text:c="2"/>= { </text:span><text:span text:style-name="style6">"А"</text:span><text:span text:style-name="style10">,</text:span><text:span text:style-name="style6">"Б"</text:span><text:span text:style-name="style10">,</text:span><text:span text:style-name="style6">"В"</text:span><text:span text:style-name="style10">,</text:span><text:span text:style-name="style6">"Г"</text:span><text:span text:style-name="style10">,</text:span><text:span text:style-name="style6">"Д"</text:span><text:span text:style-name="style10">,</text:span><text:span text:style-name="style6">"Е"</text:span><text:span text:style-name="style10">,</text:span><text:span text:style-name="style6">"Ж"</text:span><text:span text:style-name="style10">,</text:span><text:span text:style-name="style6">"З"</text:span><text:span text:style-name="style10">, </text:span><text:span text:style-name="style6">"И"</text:span><text:span text:style-name="style10">,</text:span><text:span text:style-name="style6">"Й"</text:span><text:span text:style-name="style10">,</text:span><text:span text:style-name="style6">"К"</text:span><text:span text:style-name="style10">,</text:span><text:span text:style-name="style6">"Л"</text:span><text:span text:style-name="style10">,</text:span><text:span text:style-name="style6">"М"</text:span><text:span text:style-name="style10">,</text:span><text:span text:style-name="style6">"Н"</text:span><text:span text:style-name="style10">,</text:span><text:span text:style-name="style6">"О"</text:span><text:span text:style-name="style10">,</text:span><text:span text:style-name="style6">"П"</text:span><text:span text:style-name="style10">,<text:s text:c="2"/></text:span><text:span text:style-name="style2">// 128<text:s text:c="6"/></text:span><text:span text:style-name="style6">"Р"</text:span><text:span text:style-name="style10">,</text:span><text:span text:style-name="style6">"С"</text:span><text:span text:style-name="style10">,</text:span><text:span text:style-name="style6">"Т"</text:span><text:span text:style-name="style10">,</text:span><text:span text:style-name="style6">"У"</text:span><text:span text:style-name="style10">,</text:span><text:span text:style-name="style6">"Ф"</text:span><text:span text:style-name="style10">,</text:span><text:span text:style-name="style6">"Х"</text:span><text:span text:style-name="style10">,</text:span><text:span text:style-name="style6">"Ц"</text:span><text:span text:style-name="style10">,</text:span><text:span text:style-name="style6">"Ч"</text:span><text:span text:style-name="style10">, </text:span><text:span text:style-name="style6">"Ш"</text:span><text:span text:style-name="style10">,</text:span><text:span text:style-name="style6">"Щ"</text:span><text:span text:style-name="style10">,</text:span><text:span text:style-name="style6">"Ъ"</text:span><text:span text:style-name="style10">,</text:span><text:span text:style-name="style6">"Ы"</text:span><text:span text:style-name="style10">,</text:span><text:span text:style-name="style6">"Ь"</text:span><text:span text:style-name="style10">,</text:span><text:span text:style-name="style6">"Э"</text:span><text:span text:style-name="style10">,</text:span><text:span text:style-name="style6">"Ю"</text:span><text:span text:style-name="style10">,</text:span><text:span text:style-name="style6">"Я"</text:span><text:span text:style-name="style10">,<text:s text:c="2"/></text:span><text:span text:style-name="style2">// 144<text:s text:c="6"/></text:span><text:span text:style-name="style6">"а"</text:span><text:span text:style-name="style10">,</text:span><text:span text:style-name="style6">"б"</text:span><text:span text:style-name="style10">,</text:span><text:span text:style-name="style6">"в"</text:span><text:span text:style-name="style10">,</text:span><text:span text:style-name="style6">"г"</text:span><text:span text:style-name="style10">,</text:span><text:span text:style-name="style6">"д"</text:span><text:span text:style-name="style10">,</text:span><text:span text:style-name="style6">"е"</text:span><text:span text:style-name="style10">,</text:span><text:span text:style-name="style6">"ж"</text:span><text:span text:style-name="style10">,</text:span><text:span text:style-name="style6">"з"</text:span><text:span text:style-name="style10">, </text:span><text:span text:style-name="style6">"и"</text:span><text:span text:style-name="style10">,</text:span><text:span text:style-name="style6">"й"</text:span><text:span text:style-name="style10">,</text:span><text:span text:style-name="style6">"к"</text:span><text:span text:style-name="style10">,</text:span><text:span text:style-name="style6">"л"</text:span><text:span text:style-name="style10">,</text:span><text:span text:style-name="style6">"м"</text:span><text:span text:style-name="style10">,</text:span><text:span text:style-name="style6">"н"</text:span><text:span text:style-name="style10">,</text:span><text:span text:style-name="style6">"о"</text:span><text:span text:style-name="style10">,</text:span><text:span text:style-name="style6">"п"</text:span><text:span text:style-name="style10">,<text:s text:c="2"/></text:span><text:span text:style-name="style2">// 160<text:s text:c="6"/></text:span><text:span text:style-name="style6">"░"</text:span><text:span text:style-name="style10">,</text:span><text:span text:style-name="style6">"▒"</text:span><text:span text:style-name="style10">,</text:span><text:span text:style-name="style6">"▓"</text:span><text:span text:style-name="style10">,</text:span><text:span text:style-name="style6">"│"</text:span><text:span text:style-name="style10">,</text:span><text:span text:style-name="style6">"┤"</text:span><text:span text:style-name="style10">,</text:span><text:span text:style-name="style6">"╡"</text:span><text:span text:style-name="style10">,</text:span><text:span text:style-name="style6">"╢"</text:span><text:span text:style-name="style10">,</text:span><text:span text:style-name="style6">"╖"</text:span><text:span text:style-name="style10">, </text:span><text:span text:style-name="style6">"╕"</text:span><text:span text:style-name="style10">,</text:span><text:span text:style-name="style6">"╣"</text:span><text:span text:style-name="style10">,</text:span><text:span text:style-name="style6">"║"</text:span><text:span text:style-name="style10">,</text:span><text:span text:style-name="style6">"╗"</text:span><text:span text:style-name="style10">,</text:span><text:span text:style-name="style6">"╝"</text:span><text:span text:style-name="style10">,</text:span><text:span text:style-name="style6">"╜"</text:span><text:span text:style-name="style10">,</text:span><text:span text:style-name="style6">"╛"</text:span><text:span text:style-name="style10">,</text:span><text:span text:style-name="style6">"┐"</text:span><text:span text:style-name="style10">,<text:s text:c="2"/></text:span><text:span text:style-name="style2">// 176<text:s text:c="6"/></text:span><text:span text:style-name="style6">"└"</text:span><text:span text:style-name="style10">,</text:span><text:span text:style-name="style6">"┴"</text:span><text:span text:style-name="style10">,</text:span><text:span text:style-name="style6">"┬"</text:span><text:span text:style-name="style10">,</text:span><text:span text:style-name="style6">"├"</text:span><text:span text:style-name="style10">,</text:span><text:span text:style-name="style6">"─"</text:span><text:span text:style-name="style10">,</text:span><text:span text:style-name="style6">"┼"</text:span><text:span text:style-name="style10">,</text:span><text:span text:style-name="style6">"╞"</text:span><text:span text:style-name="style10">,</text:span><text:span text:style-name="style6">"╟"</text:span><text:span text:style-name="style10">, </text:span><text:span text:style-name="style6">"╚"</text:span><text:span text:style-name="style10">,</text:span><text:span text:style-name="style6">"╔"</text:span><text:span text:style-name="style10">,</text:span><text:span text:style-name="style6">"╩"</text:span><text:span text:style-name="style10">,</text:span><text:span text:style-name="style6">"╦"</text:span><text:span text:style-name="style10">,</text:span><text:span text:style-name="style6">"╠"</text:span><text:span text:style-name="style10">,</text:span><text:span text:style-name="style6">"═"</text:span><text:span text:style-name="style10">,</text:span><text:span text:style-name="style6">"╬"</text:span><text:span text:style-name="style10">,</text:span><text:span text:style-name="style6">"╧"</text:span><text:span text:style-name="style10">,<text:s text:c="2"/></text:span><text:span text:style-name="style2">// 192<text:s text:c="6"/></text:span><text:span text:style-name="style6">"╨"</text:span><text:span text:style-name="style10">,</text:span><text:span text:style-name="style6">"╤"</text:span><text:span text:style-name="style10">,</text:span><text:span text:style-name="style6">"╥"</text:span><text:span text:style-name="style10">,</text:span><text:span text:style-name="style6">"╙"</text:span><text:span text:style-name="style10">,</text:span><text:span text:style-name="style6">"╘"</text:span><text:span text:style-name="style10">,</text:span><text:span text:style-name="style6">"╒"</text:span><text:span text:style-name="style10">,</text:span><text:span text:style-name="style6">"╓"</text:span><text:span text:style-name="style10">,</text:span><text:span text:style-name="style6">"╫"</text:span><text:span text:style-name="style10">, </text:span><text:span text:style-name="style6">"╪"</text:span><text:span text:style-name="style10">,</text:span><text:span text:style-name="style6">"┘"</text:span><text:span text:style-name="style10">,</text:span><text:span text:style-name="style6">"┌"</text:span><text:span text:style-name="style10">,</text:span><text:span text:style-name="style6">"█"</text:span><text:span text:style-name="style10">,</text:span><text:span text:style-name="style6">"▄"</text:span><text:span text:style-name="style10">,</text:span><text:span text:style-name="style6">"▌"</text:span><text:span text:style-name="style10">,</text:span><text:span text:style-name="style6">"▐"</text:span><text:span text:style-name="style10">,</text:span><text:span text:style-name="style6">"▀"</text:span><text:span text:style-name="style10">,<text:s text:c="2"/></text:span><text:span text:style-name="style2">// 208<text:s text:c="6"/></text:span><text:span text:style-name="style6">"р"</text:span><text:span text:style-name="style10">,</text:span><text:span text:style-name="style6">"с"</text:span><text:span text:style-name="style10">,</text:span><text:span text:style-name="style6">"т"</text:span><text:span text:style-name="style10">,</text:span><text:span text:style-name="style6">"у"</text:span><text:span text:style-name="style10">,</text:span><text:span text:style-name="style6">"ф"</text:span><text:span text:style-name="style10">,</text:span><text:span text:style-name="style6">"х"</text:span><text:span text:style-name="style10">,</text:span><text:span text:style-name="style6">"ц"</text:span><text:span text:style-name="style10">,</text:span><text:span text:style-name="style6">"ч"</text:span><text:span text:style-name="style10">, </text:span><text:span text:style-name="style6">"ш"</text:span><text:span text:style-name="style10">,</text:span><text:span text:style-name="style6">"щ"</text:span><text:span text:style-name="style10">,</text:span><text:span text:style-name="style6">"ъ"</text:span><text:span text:style-name="style10">,</text:span><text:span text:style-name="style6">"ы"</text:span><text:span text:style-name="style10">,</text:span><text:span text:style-name="style6">"ь"</text:span><text:span text:style-name="style10">,</text:span><text:span text:style-name="style6">"э"</text:span><text:span text:style-name="style10">,</text:span><text:span text:style-name="style6">"ю"</text:span><text:span text:style-name="style10">,</text:span><text:span text:style-name="style6">"я"</text:span><text:span text:style-name="style10">,<text:s text:c="2"/></text:span><text:span text:style-name="style2">// 224<text:s text:c="6"/></text:span><text:span text:style-name="style6">"≡"</text:span><text:span text:style-name="style10">,</text:span><text:span text:style-name="style6">"±"</text:span><text:span text:style-name="style10">,</text:span><text:span text:style-name="style6">"≥"</text:span><text:span text:style-name="style10">,</text:span><text:span text:style-name="style6">"≤"</text:span><text:span text:style-name="style10">,</text:span><text:span text:style-name="style6">"⌠"</text:span><text:span text:style-name="style10">,</text:span><text:span text:style-name="style6">"⌡"</text:span><text:span text:style-name="style10">,</text:span><text:span text:style-name="style6">"÷"</text:span><text:span text:style-name="style10">,</text:span><text:span text:style-name="style6">"≈"</text:span><text:span text:style-name="style10">, </text:span><text:span text:style-name="style6">"°"</text:span><text:span text:style-name="style10">,</text:span><text:span text:style-name="style6">"∙"</text:span><text:span text:style-name="style10">,</text:span><text:span text:style-name="style6">"·"</text:span><text:span text:style-name="style10">,</text:span><text:span text:style-name="style6">"√"</text:span><text:span text:style-name="style10">,</text:span><text:span text:style-name="style6">"ⁿ"</text:span><text:span text:style-name="style10">,</text:span><text:span text:style-name="style6">"²"</text:span><text:span text:style-name="style10">,</text:span><text:span text:style-name="style6">"■"</text:span><text:span text:style-name="style10">,</text:span><text:span text:style-name="style6">""<text:s text:c="3"/></text:span><text:span text:style-name="style2">// 240<text:s text:c="3"/>// "Ё","ё","Є","є","Ї","ї","Ў","ў",<text:s text:c="17"/>"№","¤"<text:s text:c="4"/></text:span><text:span text:style-name="style10">};<text:s text:c="2"/></text:span><text:span text:style-name="style5">if</text:span><text:span text:style-name="style10">( </text:span><text:span text:style-name="style11">R</text:span><text:span text:style-name="style10">&amp;</text:span><text:span text:style-name="style4">0x80 </text:span><text:span text:style-name="style10">)</text:span><text:span text:style-name="style5">return </text:span><text:span text:style-name="style11">UTF2OEM</text:span><text:span text:style-name="style10">[</text:span><text:span text:style-name="style11">R</text:span><text:span text:style-name="style10">&amp;</text:span><text:span text:style-name="style4">0x7f</text:span><text:span text:style-name="style10">];</text:span></text:h>
      <text:h text:style-name="Default"><text:s text:c="1"/>32<text:s text:c="2"/><text:s text:c="2"/><text:span text:style-name="style5">static char </text:span><text:span text:style-name="style11">U</text:span><text:span text:style-name="style10">[</text:span><text:span text:style-name="style4">2</text:span><text:span text:style-name="style10">]={</text:span><text:span text:style-name="style4">0</text:span><text:span text:style-name="style10">,</text:span><text:span text:style-name="style4">0</text:span><text:span text:style-name="style10">}; </text:span><text:span text:style-name="style11">U</text:span><text:span text:style-name="style10">[</text:span><text:span text:style-name="style4">0</text:span><text:span text:style-name="style10">]=</text:span><text:span text:style-name="style11">R</text:span><text:span text:style-name="style10">; </text:span><text:span text:style-name="style5">return </text:span><text:span text:style-name="style11">U</text:span><text:span text:style-name="style10">;</text:span></text:h>
      <text:h text:style-name="Default"><text:s text:c="1"/>33<text:s text:c="2"/><text:span text:style-name="style10">}</text:span><text:span text:style-name="style5">const char</text:span><text:span text:style-name="style10">* </text:span><text:span text:style-name="style11">WtU</text:span><text:span text:style-name="style10">( </text:span><text:span text:style-name="style5">const char </text:span><text:span text:style-name="style11">W </text:span><text:span text:style-name="style10">)<text:s text:c="5"/></text:span><text:span text:style-name="style2">// перекодирование Win-1251 в Unicode-UTF-8</text:span><text:span text:style-name="style10">{ </text:span><text:span text:style-name="style5">static const char </text:span><text:span text:style-name="style11">UTF2Win</text:span><text:span text:style-name="style10">[</text:span><text:span text:style-name="style4">128</text:span><text:span text:style-name="style10">][</text:span><text:span text:style-name="style4">4</text:span><text:span text:style-name="style10">]<text:s text:c="2"/>= { </text:span><text:span text:style-name="style6">"Ђ"</text:span><text:span text:style-name="style10">,</text:span><text:span text:style-name="style6">"Ѓ"</text:span><text:span text:style-name="style10">,</text:span><text:span text:style-name="style6">"‚"</text:span><text:span text:style-name="style10">,</text:span><text:span text:style-name="style6">"ѓ"</text:span><text:span text:style-name="style10">,</text:span><text:span text:style-name="style6">"„"</text:span><text:span text:style-name="style10">,</text:span><text:span text:style-name="style6">"…"</text:span><text:span text:style-name="style10">,</text:span><text:span text:style-name="style6">"†"</text:span><text:span text:style-name="style10">,</text:span><text:span text:style-name="style6">"‡"</text:span><text:span text:style-name="style10">, </text:span><text:span text:style-name="style6">"€"</text:span><text:span text:style-name="style10">,</text:span><text:span text:style-name="style6">"‰"</text:span><text:span text:style-name="style10">,</text:span><text:span text:style-name="style6">"Љ"</text:span><text:span text:style-name="style10">,</text:span><text:span text:style-name="style6">"‹"</text:span><text:span text:style-name="style10">,</text:span><text:span text:style-name="style6">"Њ"</text:span><text:span text:style-name="style10">,</text:span><text:span text:style-name="style6">"Ќ"</text:span><text:span text:style-name="style10">,</text:span><text:span text:style-name="style6">"Ћ"</text:span><text:span text:style-name="style10">,</text:span><text:span text:style-name="style6">"Џ"</text:span><text:span text:style-name="style10">,<text:s text:c="2"/></text:span><text:span text:style-name="style2">// 128<text:s text:c="6"/></text:span><text:span text:style-name="style6">"ђ"</text:span><text:span text:style-name="style10">,</text:span><text:span text:style-name="style6">"‘"</text:span><text:span text:style-name="style10">,</text:span><text:span text:style-name="style6">"’"</text:span><text:span text:style-name="style10">,</text:span><text:span text:style-name="style6">"“"</text:span><text:span text:style-name="style10">,</text:span><text:span text:style-name="style6">"”"</text:span><text:span text:style-name="style10">,</text:span><text:span text:style-name="style6">"•"</text:span><text:span text:style-name="style10">,</text:span><text:span text:style-name="style6">"–"</text:span><text:span text:style-name="style10">,</text:span><text:span text:style-name="style6">"—"</text:span><text:span text:style-name="style10">, </text:span><text:span text:style-name="style6">"₪"</text:span><text:span text:style-name="style10">,</text:span><text:span text:style-name="style6">"™"</text:span><text:span text:style-name="style10">,</text:span><text:span text:style-name="style6">"љ"</text:span><text:span text:style-name="style10">,</text:span><text:span text:style-name="style6">"›"</text:span><text:span text:style-name="style10">,</text:span><text:span text:style-name="style6">"њ"</text:span><text:span text:style-name="style10">,</text:span><text:span text:style-name="style6">"ќ"</text:span><text:span text:style-name="style10">,</text:span><text:span text:style-name="style6">"ћ"</text:span><text:span text:style-name="style10">,</text:span><text:span text:style-name="style6">"џ"</text:span><text:span text:style-name="style10">,<text:s text:c="2"/></text:span><text:span text:style-name="style2">// 144<text:s text:c="6"/></text:span><text:span text:style-name="style6">" "</text:span><text:span text:style-name="style10">,</text:span><text:span text:style-name="style6">"Ў"</text:span><text:span text:style-name="style10">,</text:span><text:span text:style-name="style6">"ў"</text:span><text:span text:style-name="style10">,</text:span><text:span text:style-name="style6">"Ј"</text:span><text:span text:style-name="style10">,</text:span><text:span text:style-name="style6">"¤"</text:span><text:span text:style-name="style10">,</text:span><text:span text:style-name="style6">"Ґ"</text:span><text:span text:style-name="style10">,</text:span><text:span text:style-name="style6">"¦"</text:span><text:span text:style-name="style10">,</text:span><text:span text:style-name="style6">"§"</text:span><text:span text:style-name="style10">, </text:span><text:span text:style-name="style6">"Ё"</text:span><text:span text:style-name="style10">,</text:span><text:span text:style-name="style6">"©"</text:span><text:span text:style-name="style10">,</text:span><text:span text:style-name="style6">"Є"</text:span><text:span text:style-name="style10">,</text:span><text:span text:style-name="style6">"«"</text:span><text:span text:style-name="style10">,</text:span><text:span text:style-name="style6">"¬"</text:span><text:span text:style-name="style10">,</text:span><text:span text:style-name="style6">"­"</text:span><text:span text:style-name="style10">,</text:span><text:span text:style-name="style6">"®"</text:span><text:span text:style-name="style10">,</text:span><text:span text:style-name="style6">"Ї"</text:span><text:span text:style-name="style10">,<text:s text:c="2"/></text:span><text:span text:style-name="style2">// 160<text:s text:c="6"/></text:span><text:span text:style-name="style6">"°"</text:span><text:span text:style-name="style10">,</text:span><text:span text:style-name="style6">"±"</text:span><text:span text:style-name="style10">,</text:span><text:span text:style-name="style6">"І"</text:span><text:span text:style-name="style10">,</text:span><text:span text:style-name="style6">"і"</text:span><text:span text:style-name="style10">,</text:span><text:span text:style-name="style6">"ґ"</text:span><text:span text:style-name="style10">,</text:span><text:span text:style-name="style6">"µ"</text:span><text:span text:style-name="style10">,</text:span><text:span text:style-name="style6">"¶"</text:span><text:span text:style-name="style10">,</text:span><text:span text:style-name="style6">"·"</text:span><text:span text:style-name="style10">, </text:span><text:span text:style-name="style6">"ё"</text:span><text:span text:style-name="style10">,</text:span><text:span text:style-name="style6">"№"</text:span><text:span text:style-name="style10">,</text:span><text:span text:style-name="style6">"є"</text:span><text:span text:style-name="style10">,</text:span><text:span text:style-name="style6">"»"</text:span><text:span text:style-name="style10">,</text:span><text:span text:style-name="style6">"ј"</text:span><text:span text:style-name="style10">,</text:span><text:span text:style-name="style6">"Ѕ"</text:span><text:span text:style-name="style10">,</text:span><text:span text:style-name="style6">"ѕ"</text:span><text:span text:style-name="style10">,</text:span><text:span text:style-name="style6">"ї"</text:span><text:span text:style-name="style10">,<text:s text:c="2"/></text:span><text:span text:style-name="style2">// 176<text:s text:c="6"/></text:span><text:span text:style-name="style6">"А"</text:span><text:span text:style-name="style10">,</text:span><text:span text:style-name="style6">"Б"</text:span><text:span text:style-name="style10">,</text:span><text:span text:style-name="style6">"В"</text:span><text:span text:style-name="style10">,</text:span><text:span text:style-name="style6">"Г"</text:span><text:span text:style-name="style10">,</text:span><text:span text:style-name="style6">"Д"</text:span><text:span text:style-name="style10">,</text:span><text:span text:style-name="style6">"Е"</text:span><text:span text:style-name="style10">,</text:span><text:span text:style-name="style6">"Ж"</text:span><text:span text:style-name="style10">,</text:span><text:span text:style-name="style6">"З"</text:span><text:span text:style-name="style10">, </text:span><text:span text:style-name="style6">"И"</text:span><text:span text:style-name="style10">,</text:span><text:span text:style-name="style6">"Й"</text:span><text:span text:style-name="style10">,</text:span><text:span text:style-name="style6">"К"</text:span><text:span text:style-name="style10">,</text:span><text:span text:style-name="style6">"Л"</text:span><text:span text:style-name="style10">,</text:span><text:span text:style-name="style6">"М"</text:span><text:span text:style-name="style10">,</text:span><text:span text:style-name="style6">"Н"</text:span><text:span text:style-name="style10">,</text:span><text:span text:style-name="style6">"О"</text:span><text:span text:style-name="style10">,</text:span><text:span text:style-name="style6">"П"</text:span><text:span text:style-name="style10">,<text:s text:c="2"/></text:span><text:span text:style-name="style2">// 192<text:s text:c="6"/></text:span><text:span text:style-name="style6">"Р"</text:span><text:span text:style-name="style10">,</text:span><text:span text:style-name="style6">"С"</text:span><text:span text:style-name="style10">,</text:span><text:span text:style-name="style6">"Т"</text:span><text:span text:style-name="style10">,</text:span><text:span text:style-name="style6">"У"</text:span><text:span text:style-name="style10">,</text:span><text:span text:style-name="style6">"Ф"</text:span><text:span text:style-name="style10">,</text:span><text:span text:style-name="style6">"Х"</text:span><text:span text:style-name="style10">,</text:span><text:span text:style-name="style6">"Ц"</text:span><text:span text:style-name="style10">,</text:span><text:span text:style-name="style6">"Ч"</text:span><text:span text:style-name="style10">, </text:span><text:span text:style-name="style6">"Ш"</text:span><text:span text:style-name="style10">,</text:span><text:span text:style-name="style6">"Щ"</text:span><text:span text:style-name="style10">,</text:span><text:span text:style-name="style6">"Ъ"</text:span><text:span text:style-name="style10">,</text:span><text:span text:style-name="style6">"Ы"</text:span><text:span text:style-name="style10">,</text:span><text:span text:style-name="style6">"Ь"</text:span><text:span text:style-name="style10">,</text:span><text:span text:style-name="style6">"Э"</text:span><text:span text:style-name="style10">,</text:span><text:span text:style-name="style6">"Ю"</text:span><text:span text:style-name="style10">,</text:span><text:span text:style-name="style6">"Я"</text:span><text:span text:style-name="style10">,<text:s text:c="2"/></text:span><text:span text:style-name="style2">// 208<text:s text:c="6"/></text:span><text:span text:style-name="style6">"а"</text:span><text:span text:style-name="style10">,</text:span><text:span text:style-name="style6">"б"</text:span><text:span text:style-name="style10">,</text:span><text:span text:style-name="style6">"в"</text:span><text:span text:style-name="style10">,</text:span><text:span text:style-name="style6">"г"</text:span><text:span text:style-name="style10">,</text:span><text:span text:style-name="style6">"д"</text:span><text:span text:style-name="style10">,</text:span><text:span text:style-name="style6">"е"</text:span><text:span text:style-name="style10">,</text:span><text:span text:style-name="style6">"ж"</text:span><text:span text:style-name="style10">,</text:span><text:span text:style-name="style6">"з"</text:span><text:span text:style-name="style10">, </text:span><text:span text:style-name="style6">"и"</text:span><text:span text:style-name="style10">,</text:span><text:span text:style-name="style6">"й"</text:span><text:span text:style-name="style10">,</text:span><text:span text:style-name="style6">"к"</text:span><text:span text:style-name="style10">,</text:span><text:span text:style-name="style6">"л"</text:span><text:span text:style-name="style10">,</text:span><text:span text:style-name="style6">"м"</text:span><text:span text:style-name="style10">,</text:span><text:span text:style-name="style6">"н"</text:span><text:span text:style-name="style10">,</text:span><text:span text:style-name="style6">"о"</text:span><text:span text:style-name="style10">,</text:span><text:span text:style-name="style6">"п"</text:span><text:span text:style-name="style10">,<text:s text:c="2"/></text:span><text:span text:style-name="style2">// 224<text:s text:c="6"/></text:span><text:span text:style-name="style6">"р"</text:span><text:span text:style-name="style10">,</text:span><text:span text:style-name="style6">"с"</text:span><text:span text:style-name="style10">,</text:span><text:span text:style-name="style6">"т"</text:span><text:span text:style-name="style10">,</text:span><text:span text:style-name="style6">"у"</text:span><text:span text:style-name="style10">,</text:span><text:span text:style-name="style6">"ф"</text:span><text:span text:style-name="style10">,</text:span><text:span text:style-name="style6">"х"</text:span><text:span text:style-name="style10">,</text:span><text:span text:style-name="style6">"ц"</text:span><text:span text:style-name="style10">,</text:span><text:span text:style-name="style6">"ч"</text:span><text:span text:style-name="style10">, </text:span><text:span text:style-name="style6">"ш"</text:span><text:span text:style-name="style10">,</text:span><text:span text:style-name="style6">"щ"</text:span><text:span text:style-name="style10">,</text:span><text:span text:style-name="style6">"ъ"</text:span><text:span text:style-name="style10">,</text:span><text:span text:style-name="style6">"ы"</text:span><text:span text:style-name="style10">,</text:span><text:span text:style-name="style6">"ь"</text:span><text:span text:style-name="style10">,</text:span><text:span text:style-name="style6">"э"</text:span><text:span text:style-name="style10">,</text:span><text:span text:style-name="style6">"ю"</text:span><text:span text:style-name="style10">,</text:span><text:span text:style-name="style6">"я"<text:s text:c="3"/></text:span><text:span text:style-name="style2">// 240<text:s text:c="4"/></text:span><text:span text:style-name="style10">};</text:span></text:h>
      <text:h text:style-name="Default"><text:s text:c="1"/>34<text:s text:c="2"/><text:s text:c="2"/><text:span text:style-name="style5">if</text:span><text:span text:style-name="style10">( </text:span><text:span text:style-name="style11">W</text:span><text:span text:style-name="style10">&amp;</text:span><text:span text:style-name="style4">0x80 </text:span><text:span text:style-name="style10">)</text:span><text:span text:style-name="style5">return </text:span><text:span text:style-name="style11">UTF2Win</text:span><text:span text:style-name="style10">[</text:span><text:span text:style-name="style11">W</text:span><text:span text:style-name="style10">&amp;</text:span><text:span text:style-name="style4">0x7f</text:span><text:span text:style-name="style10">];<text:s text:c="2"/></text:span><text:span text:style-name="style5">static char </text:span><text:span text:style-name="style11">U</text:span><text:span text:style-name="style10">[</text:span><text:span text:style-name="style4">2</text:span><text:span text:style-name="style10">]={</text:span><text:span text:style-name="style4">0</text:span><text:span text:style-name="style10">,</text:span><text:span text:style-name="style4">0</text:span><text:span text:style-name="style10">}; </text:span><text:span text:style-name="style11">U</text:span><text:span text:style-name="style10">[</text:span><text:span text:style-name="style4">0</text:span><text:span text:style-name="style10">]=</text:span><text:span text:style-name="style11">W</text:span><text:span text:style-name="style10">; </text:span><text:span text:style-name="style5">return </text:span><text:span text:style-name="style11">U</text:span><text:span text:style-name="style10">;}</text:span><text:span text:style-name="style5">char</text:span><text:span text:style-name="style10">* </text:span><text:span text:style-name="style11">UtR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<text:s text:c="12"/></text:span><text:span text:style-name="style2">// символ UTF-8 -&gt; Russian-OEM(866)alt</text:span><text:span text:style-name="style10">{ </text:span><text:span text:style-name="style5">unsigned </text:span><text:span text:style-name="style11">d</text:span><text:span text:style-name="style10">=</text:span><text:span text:style-name="style11">U</text:span><text:span text:style-name="style10">[</text:span><text:span text:style-name="style4">0</text:span><text:span text:style-name="style10">];<text:s text:c="23"/></text:span><text:span text:style-name="style2">// здесь в UTF-8 меняется порядок байт<text:s text:c="2"/></text:span><text:span text:style-name="style5">if</text:span><text:span text:style-name="style10">( </text:span><text:span text:style-name="style11">d</text:span><text:span text:style-name="style10">&lt;</text:span><text:span text:style-name="style4">128 </text:span><text:span text:style-name="style10">)</text:span><text:span text:style-name="style11">s</text:span><text:span text:style-name="style10">=*</text:span><text:span text:style-name="style11">U</text:span><text:span text:style-name="style10">++,</text:span><text:span text:style-name="style11">nS</text:span><text:span text:style-name="style10">=</text:span><text:span text:style-name="style4">1</text:span><text:span text:style-name="style10">; </text:span><text:span text:style-name="style5">else<text:s text:c="11"/></text:span><text:span text:style-name="style2">// особый контроль латыни на ускорение<text:s text:c="2"/></text:span><text:span text:style-name="style10">{<text:s text:c="3"/></text:span><text:span text:style-name="style11">U</text:span><text:span text:style-name="style10">=</text:span><text:span text:style-name="style11">UtI</text:span><text:span text:style-name="style10">( </text:span><text:span text:style-name="style11">d</text:span><text:span text:style-name="style10">,</text:span><text:span text:style-name="style11">U </text:span><text:span text:style-name="style10">);<text:s text:c="22"/></text:span><text:span text:style-name="style2">// сборка сложного символа из 1-4 байт<text:s text:c="4"/></text:span><text:span text:style-name="style5">if</text:span><text:span text:style-name="style10">( </text:span><text:span text:style-name="style11">d</text:span><text:span text:style-name="style10">&gt;=</text:span><text:span text:style-name="style4">53392 </text:span><text:span text:style-name="style10">&amp;&amp; </text:span><text:span text:style-name="style11">d</text:span><text:span text:style-name="style10">&lt;</text:span><text:span text:style-name="style4">53440 </text:span><text:span text:style-name="style10">)</text:span><text:span text:style-name="style11">s</text:span><text:span text:style-name="style10">=</text:span><text:span text:style-name="style11">d</text:span><text:span text:style-name="style10">-</text:span><text:span text:style-name="style4">53264</text:span><text:span text:style-name="style10">; </text:span><text:span text:style-name="style5">else<text:s text:c="3"/></text:span><text:span text:style-name="style2">// 1040-128 = А..п 53264<text:s text:c="4"/></text:span><text:span text:style-name="style5">if</text:span><text:span text:style-name="style10">( </text:span><text:span text:style-name="style11">d</text:span><text:span text:style-name="style10">&gt;=</text:span><text:span text:style-name="style4">53632 </text:span><text:span text:style-name="style10">&amp;&amp; </text:span><text:span text:style-name="style11">d</text:span><text:span text:style-name="style10">&lt;</text:span><text:span text:style-name="style4">53648 </text:span><text:span text:style-name="style10">)</text:span><text:span text:style-name="style11">s</text:span><text:span text:style-name="style10">=</text:span><text:span text:style-name="style11">d</text:span><text:span text:style-name="style10">-</text:span><text:span text:style-name="style4">53408</text:span><text:span text:style-name="style10">; </text:span><text:span text:style-name="style5">else<text:s text:c="3"/></text:span><text:span text:style-name="style2">// 1040-224 = р..я 53408<text:s text:c="4"/></text:span><text:span text:style-name="style5">if</text:span><text:span text:style-name="style10">( </text:span><text:span text:style-name="style11">d</text:span><text:span text:style-name="style10">&gt;=</text:span><text:span text:style-name="style4">0xE29590 </text:span><text:span text:style-name="style10">&amp;&amp; </text:span><text:span text:style-name="style11">d</text:span><text:span text:style-name="style10">&lt;=</text:span><text:span text:style-name="style4">0xE295AC </text:span><text:span text:style-name="style10">)<text:s text:c="11"/></text:span><text:span text:style-name="style2">// ═║╒╓╔╕╖╗╘╙╚╛╜╝╞╟╠╡╢╣╤╥╦╧╨╩╪╫╬<text:s text:c="4"/></text:span><text:span text:style-name="style10">{ </text:span><text:span text:style-name="style5">static char </text:span><text:span text:style-name="style11">k</text:span><text:span text:style-name="style10">[</text:span><text:span text:style-name="style4">29</text:span><text:span text:style-name="style10">]= { </text:span><text:span text:style-name="style4">205</text:span><text:span text:style-name="style10">,</text:span><text:span text:style-name="style4">186</text:span><text:span text:style-name="style10">,</text:span><text:span text:style-name="style4">213</text:span><text:span text:style-name="style10">,</text:span><text:span text:style-name="style4">214</text:span><text:span text:style-name="style10">,</text:span><text:span text:style-name="style4">201</text:span><text:span text:style-name="style10">,</text:span><text:span text:style-name="style4">184</text:span><text:span text:style-name="style10">,</text:span><text:span text:style-name="style4">183</text:span><text:span text:style-name="style10">,</text:span><text:span text:style-name="style4">187</text:span><text:span text:style-name="style10">,</text:span><text:span text:style-name="style4">212</text:span><text:span text:style-name="style10">,</text:span><text:span text:style-name="style4">211</text:span><text:span text:style-name="style10">,</text:span><text:span text:style-name="style4">200</text:span><text:span text:style-name="style10">,</text:span><text:span text:style-name="style4">190</text:span><text:span text:style-name="style10">,</text:span><text:span text:style-name="style4">189</text:span><text:span text:style-name="style10">,<text:s text:c="13"/></text:span><text:span text:style-name="style4">188</text:span><text:span text:style-name="style10">,</text:span><text:span text:style-name="style4">198</text:span><text:span text:style-name="style10">,</text:span><text:span text:style-name="style4">199</text:span><text:span text:style-name="style10">,</text:span><text:span text:style-name="style4">204</text:span><text:span text:style-name="style10">,</text:span><text:span text:style-name="style4">181</text:span><text:span text:style-name="style10">,</text:span><text:span text:style-name="style4">182</text:span><text:span text:style-name="style10">,</text:span><text:span text:style-name="style4">185</text:span><text:span text:style-name="style10">,</text:span><text:span text:style-name="style4">209</text:span><text:span text:style-name="style10">,</text:span><text:span text:style-name="style4">201</text:span><text:span text:style-name="style10">,</text:span><text:span text:style-name="style4">203</text:span><text:span text:style-name="style10">,</text:span><text:span text:style-name="style4">207</text:span><text:span text:style-name="style10">,</text:span><text:span text:style-name="style4">208</text:span><text:span text:style-name="style10">,</text:span><text:span text:style-name="style4">202</text:span><text:span text:style-name="style10">,</text:span><text:span text:style-name="style4">216</text:span><text:span text:style-name="style10">,</text:span><text:span text:style-name="style4">215</text:span><text:span text:style-name="style10">,</text:span><text:span text:style-name="style4">206 </text:span><text:span text:style-name="style10">};<text:s text:c="6"/></text:span><text:span text:style-name="style11">s </text:span><text:span text:style-name="style10">= </text:span><text:span text:style-name="style11">k</text:span><text:span text:style-name="style10">[</text:span><text:span text:style-name="style11">d</text:span><text:span text:style-name="style10">-</text:span><text:span text:style-name="style4">0xE29590</text:span><text:span text:style-name="style10">]; } </text:span><text:span text:style-name="style5">else<text:s text:c="4"/></text:span><text:span text:style-name="style2">// °±²·÷(Ё,ё)ⁿ∙√≈≡≤≥⌠⌡─│┌┐└┘├┤┬┴┼ ▀▄█▌▐░▒▓■<text:s text:c="4"/></text:span><text:span text:style-name="style10">{ </text:span><text:span text:style-name="style5">static unsigned </text:span><text:span text:style-name="style11">u</text:span><text:span text:style-name="style10">[] = { </text:span><text:span text:style-name="style4">0xC2B0</text:span><text:span text:style-name="style10">,</text:span><text:span text:style-name="style4">0xC2B1</text:span><text:span text:style-name="style10">,</text:span><text:span text:style-name="style4">0xC2B2</text:span><text:span text:style-name="style10">,</text:span><text:span text:style-name="style4">0xC2B7</text:span><text:span text:style-name="style10">,</text:span><text:span text:style-name="style4">0xC3B7</text:span><text:span text:style-name="style10">,</text:span><text:span text:style-name="style4">0xD081</text:span><text:span text:style-name="style10">,</text:span><text:span text:style-name="style4">0xD191</text:span><text:span text:style-name="style10">,<text:s text:c="7"/></text:span><text:span text:style-name="style4">0xE281BF</text:span><text:span text:style-name="style10">,</text:span><text:span text:style-name="style4">0xE28899</text:span><text:span text:style-name="style10">,</text:span><text:span text:style-name="style4">0xE2889A</text:span><text:span text:style-name="style10">,</text:span><text:span text:style-name="style4">0xE28988</text:span><text:span text:style-name="style10">,</text:span><text:span text:style-name="style4">0xE289A1</text:span><text:span text:style-name="style10">,</text:span><text:span text:style-name="style4">0xE289A4</text:span><text:span text:style-name="style10">,</text:span><text:span text:style-name="style4">0xE289A5</text:span><text:span text:style-name="style10">,</text:span><text:span text:style-name="style4">0xE28CA0</text:span><text:span text:style-name="style10">,<text:s text:c="7"/></text:span><text:span text:style-name="style4">0xE28CA1</text:span><text:span text:style-name="style10">,</text:span><text:span text:style-name="style4">0xE29480</text:span><text:span text:style-name="style10">,</text:span><text:span text:style-name="style4">0xE29482</text:span><text:span text:style-name="style10">,</text:span><text:span text:style-name="style4">0xE2948C</text:span><text:span text:style-name="style10">,</text:span><text:span text:style-name="style4">0xE29490</text:span><text:span text:style-name="style10">,</text:span><text:span text:style-name="style4">0xE29494</text:span><text:span text:style-name="style10">,</text:span><text:span text:style-name="style4">0xE29498</text:span><text:span text:style-name="style10">,</text:span><text:span text:style-name="style4">0xE2949C</text:span><text:span text:style-name="style10">,<text:s text:c="7"/></text:span><text:span text:style-name="style4">0xE294A4</text:span><text:span text:style-name="style10">,</text:span><text:span text:style-name="style4">0xE294AC</text:span><text:span text:style-name="style10">,</text:span><text:span text:style-name="style4">0xE294B4</text:span><text:span text:style-name="style10">,</text:span><text:span text:style-name="style4">0xE294BC</text:span><text:span text:style-name="style10">,</text:span><text:span text:style-name="style4">0xE29680</text:span><text:span text:style-name="style10">,</text:span><text:span text:style-name="style4">0xE29684</text:span><text:span text:style-name="style10">,</text:span><text:span text:style-name="style4">0xE29688</text:span><text:span text:style-name="style10">,</text:span><text:span text:style-name="style4">0xE2968C</text:span><text:span text:style-name="style10">,<text:s text:c="7"/></text:span><text:span text:style-name="style4">0xE29690</text:span><text:span text:style-name="style10">,</text:span><text:span text:style-name="style4">0xE29691</text:span><text:span text:style-name="style10">,</text:span><text:span text:style-name="style4">0xE29692</text:span><text:span text:style-name="style10">,</text:span><text:span text:style-name="style4">0xE29693</text:span><text:span text:style-name="style10">,</text:span><text:span text:style-name="style4">0xE296A0 </text:span><text:span text:style-name="style10">}; </text:span><text:span text:style-name="style2">// 0xEF8C81 = '' → 0xFF<text:s text:c="6"/></text:span><text:span text:style-name="style5">static char </text:span><text:span text:style-name="style11">k</text:span><text:span text:style-name="style10">[]={ </text:span><text:span text:style-name="style4">248</text:span><text:span text:style-name="style10">,</text:span><text:span text:style-name="style4">241</text:span><text:span text:style-name="style10">,</text:span><text:span text:style-name="style4">253</text:span><text:span text:style-name="style10">,</text:span><text:span text:style-name="style4">250</text:span><text:span text:style-name="style10">,</text:span><text:span text:style-name="style4">246</text:span><text:span text:style-name="style10">,</text:span><text:span text:style-name="style4">133</text:span><text:span text:style-name="style10">,</text:span><text:span text:style-name="style4">165</text:span><text:span text:style-name="style10">,</text:span><text:span text:style-name="style4">252</text:span><text:span text:style-name="style10">,</text:span><text:span text:style-name="style4">249</text:span><text:span text:style-name="style10">,</text:span><text:span text:style-name="style4">251</text:span><text:span text:style-name="style10">,</text:span><text:span text:style-name="style4">247</text:span><text:span text:style-name="style10">,</text:span><text:span text:style-name="style4">240</text:span><text:span text:style-name="style10">,<text:s text:c="24"/></text:span><text:span text:style-name="style4">243</text:span><text:span text:style-name="style10">,</text:span><text:span text:style-name="style4">242</text:span><text:span text:style-name="style10">,</text:span><text:span text:style-name="style4">244</text:span><text:span text:style-name="style10">,</text:span><text:span text:style-name="style4">245</text:span><text:span text:style-name="style10">,</text:span><text:span text:style-name="style4">196</text:span><text:span text:style-name="style10">,</text:span><text:span text:style-name="style4">179</text:span><text:span text:style-name="style10">,</text:span><text:span text:style-name="style4">218</text:span><text:span text:style-name="style10">,</text:span><text:span text:style-name="style4">191</text:span><text:span text:style-name="style10">,</text:span><text:span text:style-name="style4">192</text:span><text:span text:style-name="style10">,</text:span><text:span text:style-name="style4">217</text:span><text:span text:style-name="style10">,</text:span><text:span text:style-name="style4">195</text:span><text:span text:style-name="style10">,</text:span><text:span text:style-name="style4">180</text:span><text:span text:style-name="style10">,<text:s text:c="24"/></text:span><text:span text:style-name="style4">194</text:span><text:span text:style-name="style10">,</text:span><text:span text:style-name="style4">193</text:span><text:span text:style-name="style10">,</text:span><text:span text:style-name="style4">197</text:span><text:span text:style-name="style10">,</text:span><text:span text:style-name="style4">223</text:span><text:span text:style-name="style10">,</text:span><text:span text:style-name="style4">220</text:span><text:span text:style-name="style10">,</text:span><text:span text:style-name="style4">219</text:span><text:span text:style-name="style10">,</text:span><text:span text:style-name="style4">221</text:span><text:span text:style-name="style10">,</text:span><text:span text:style-name="style4">222</text:span><text:span text:style-name="style10">,</text:span><text:span text:style-name="style4">176</text:span><text:span text:style-name="style10">,</text:span><text:span text:style-name="style4">177</text:span><text:span text:style-name="style10">,</text:span><text:span text:style-name="style4">178</text:span><text:span text:style-name="style10">,</text:span><text:span text:style-name="style4">254 </text:span><text:span text:style-name="style10">};<text:s text:c="6"/></text:span><text:span text:style-name="style5">int </text:span><text:span text:style-name="style11">i</text:span><text:span text:style-name="style10">; </text:span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36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d</text:span><text:span text:style-name="style10">==</text:span><text:span text:style-name="style11">u</text:span><text:span text:style-name="style10">[</text:span><text:span text:style-name="style11">i</text:span><text:span text:style-name="style10">] ){ </text:span><text:span text:style-name="style11">s</text:span><text:span text:style-name="style10">=</text:span><text:span text:style-name="style11">k</text:span><text:span text:style-name="style10">[</text:span><text:span text:style-name="style11">i</text:span><text:span text:style-name="style10">]; </text:span><text:span text:style-name="style5">break</text:span><text:span text:style-name="style10">; }<text:s text:c="34"/></text:span><text:span text:style-name="style5">if</text:span><text:span text:style-name="style10">( </text:span><text:span text:style-name="style11">i</text:span><text:span text:style-name="style10">==</text:span><text:span text:style-name="style4">36 </text:span><text:span text:style-name="style10">)</text:span><text:span text:style-name="style11">s</text:span><text:span text:style-name="style10">=</text:span><text:span text:style-name="style4">0xFF</text:span><text:span text:style-name="style10">;<text:s text:c="2"/>} } </text:span><text:span text:style-name="style5">return </text:span><text:span text:style-name="style11">U</text:span><text:span text:style-name="style10">;<text:s text:c="26"/></text:span><text:span text:style-name="style2">// окончание строки</text:span><text:span text:style-name="style10">}<text:s text:c="40"/></text:span><text:span text:style-name="style2">//<text:s text:c="4"/>и возврат её последующего адреса</text:span><text:span text:style-name="style5">char</text:span><text:span text:style-name="style10">* </text:span><text:span text:style-name="style11">UtW</text:span><text:span text:style-name="style10">( </text:span><text:span text:style-name="style5">char </text:span><text:span text:style-name="style10">&amp;</text:span><text:span text:style-name="style11">s</text:span><text:span text:style-name="style10">, </text:span><text:span text:style-name="style5">char </text:span><text:span text:style-name="style10">*</text:span><text:span text:style-name="style11">U </text:span><text:span text:style-name="style10">)<text:s text:c="12"/></text:span><text:span text:style-name="style2">// символ UTF-8 -&gt; Russian-OEM(866)alt</text:span><text:span text:style-name="style10">{ </text:span><text:span text:style-name="style5">unsigned </text:span><text:span text:style-name="style11">d</text:span><text:span text:style-name="style10">=</text:span><text:span text:style-name="style11">U</text:span><text:span text:style-name="style10">[</text:span><text:span text:style-name="style4">0</text:span><text:span text:style-name="style10">];<text:s text:c="23"/></text:span><text:span text:style-name="style2">// здесь в UTF-8 меняется порядок байт<text:s text:c="2"/></text:span><text:span text:style-name="style5">if</text:span><text:span text:style-name="style10">( </text:span><text:span text:style-name="style11">d</text:span><text:span text:style-name="style10">&lt;</text:span><text:span text:style-name="style4">128 </text:span><text:span text:style-name="style10">)</text:span><text:span text:style-name="style11">s</text:span><text:span text:style-name="style10">=*</text:span><text:span text:style-name="style11">U</text:span><text:span text:style-name="style10">++,</text:span><text:span text:style-name="style11">nS</text:span><text:span text:style-name="style10">=</text:span><text:span text:style-name="style4">1</text:span><text:span text:style-name="style10">; </text:span><text:span text:style-name="style5">else<text:s text:c="11"/></text:span><text:span text:style-name="style2">// особый контроль латыни на ускорение<text:s text:c="2"/></text:span><text:span text:style-name="style10">{<text:s text:c="3"/></text:span><text:span text:style-name="style11">U</text:span><text:span text:style-name="style10">=</text:span><text:span text:style-name="style11">UtI</text:span><text:span text:style-name="style10">( </text:span><text:span text:style-name="style11">d</text:span><text:span text:style-name="style10">,</text:span><text:span text:style-name="style11">U </text:span><text:span text:style-name="style10">);<text:s text:c="22"/></text:span><text:span text:style-name="style2">// сборка сложного символа из 1…4 байт<text:s text:c="4"/></text:span><text:span text:style-name="style5">if</text:span><text:span text:style-name="style10">( </text:span><text:span text:style-name="style11">d</text:span><text:span text:style-name="style10">&gt;=</text:span><text:span text:style-name="style4">53392 </text:span><text:span text:style-name="style10">&amp;&amp; </text:span><text:span text:style-name="style11">d</text:span><text:span text:style-name="style10">&lt;</text:span><text:span text:style-name="style4">53440 </text:span><text:span text:style-name="style10">)</text:span><text:span text:style-name="style11">s</text:span><text:span text:style-name="style10">=</text:span><text:span text:style-name="style11">d</text:span><text:span text:style-name="style10">-</text:span><text:span text:style-name="style4">53200</text:span><text:span text:style-name="style10">; </text:span><text:span text:style-name="style5">else </text:span><text:span text:style-name="style2">// 1040-192 = А..п<text:s text:c="4"/></text:span><text:span text:style-name="style5">if</text:span><text:span text:style-name="style10">( </text:span><text:span text:style-name="style11">d</text:span><text:span text:style-name="style10">&gt;=</text:span><text:span text:style-name="style4">53632 </text:span><text:span text:style-name="style10">&amp;&amp; </text:span><text:span text:style-name="style11">d</text:span><text:span text:style-name="style10">&lt;</text:span><text:span text:style-name="style4">53648 </text:span><text:span text:style-name="style10">)</text:span><text:span text:style-name="style11">s</text:span><text:span text:style-name="style10">=</text:span><text:span text:style-name="style11">d</text:span><text:span text:style-name="style10">-</text:span><text:span text:style-name="style4">53392</text:span><text:span text:style-name="style10">; </text:span><text:span text:style-name="style5">else </text:span><text:span text:style-name="style2">// 1040-240 = р..я<text:s text:c="4"/></text:span><text:span text:style-name="style10">{ </text:span><text:span text:style-name="style2">// ¤¦§©«¬­®°±µ¶·»ЁЂЃЄЅІЇЈЉЊЋЌЍЎЏёђѓєѕіїјљњћќѝўџҐґ–—―‖‗‘’‚‛“”„‟†‡•…‰‹›₪€№™<text:s text:c="6"/></text:span><text:span text:style-name="style5">static unsigned </text:span><text:span text:style-name="style11">u</text:span><text:span text:style-name="style10">[]={ </text:span><text:span text:style-name="style4">0xC2A0</text:span><text:span text:style-name="style10">,</text:span><text:span text:style-name="style4">0xC2A4</text:span><text:span text:style-name="style10">,</text:span><text:span text:style-name="style4">0xC2A6</text:span><text:span text:style-name="style10">,</text:span><text:span text:style-name="style4">0xC2A7</text:span><text:span text:style-name="style10">,</text:span><text:span text:style-name="style4">0xC2A9</text:span><text:span text:style-name="style10">,</text:span><text:span text:style-name="style4">0xC2AB</text:span><text:span text:style-name="style10">,</text:span><text:span text:style-name="style4">0xC2AC</text:span><text:span text:style-name="style10">,<text:s text:c="7"/></text:span><text:span text:style-name="style4">0xC2AD</text:span><text:span text:style-name="style10">,</text:span><text:span text:style-name="style4">0xC2AE</text:span><text:span text:style-name="style10">,</text:span><text:span text:style-name="style4">0xC2B0</text:span><text:span text:style-name="style10">,</text:span><text:span text:style-name="style4">0xC2B1</text:span><text:span text:style-name="style10">,</text:span><text:span text:style-name="style4">0xC2B5</text:span><text:span text:style-name="style10">,</text:span><text:span text:style-name="style4">0xC2B6</text:span><text:span text:style-name="style10">,</text:span><text:span text:style-name="style4">0xC2B7</text:span><text:span text:style-name="style10">,</text:span><text:span text:style-name="style4">0xC2BB</text:span><text:span text:style-name="style10">,</text:span><text:span text:style-name="style4">0xD081</text:span><text:span text:style-name="style10">,</text:span><text:span text:style-name="style4">0xD082</text:span><text:span text:style-name="style10">,<text:s text:c="7"/></text:span><text:span text:style-name="style4">0xD083</text:span><text:span text:style-name="style10">,</text:span><text:span text:style-name="style4">0xD084</text:span><text:span text:style-name="style10">,</text:span><text:span text:style-name="style4">0xD085</text:span><text:span text:style-name="style10">,</text:span><text:span text:style-name="style4">0xD086</text:span><text:span text:style-name="style10">,</text:span><text:span text:style-name="style4">0xD087</text:span><text:span text:style-name="style10">,</text:span><text:span text:style-name="style4">0xD088</text:span><text:span text:style-name="style10">,</text:span><text:span text:style-name="style4">0xD089</text:span><text:span text:style-name="style10">,</text:span><text:span text:style-name="style4">0xD08A</text:span><text:span text:style-name="style10">,</text:span><text:span text:style-name="style4">0xD08B</text:span><text:span text:style-name="style10">,</text:span><text:span text:style-name="style4">0xD08C</text:span><text:span text:style-name="style10">,<text:s text:c="7"/></text:span><text:span text:style-name="style4">0xD08E</text:span><text:span text:style-name="style10">,</text:span><text:span text:style-name="style4">0xD08F</text:span><text:span text:style-name="style10">,</text:span><text:span text:style-name="style4">0xD191</text:span><text:span text:style-name="style10">,</text:span><text:span text:style-name="style4">0xD192</text:span><text:span text:style-name="style10">,</text:span><text:span text:style-name="style4">0xD193</text:span><text:span text:style-name="style10">,</text:span><text:span text:style-name="style4">0xD194</text:span><text:span text:style-name="style10">,</text:span><text:span text:style-name="style4">0xD195</text:span><text:span text:style-name="style10">,</text:span><text:span text:style-name="style4">0xD196</text:span><text:span text:style-name="style10">,</text:span><text:span text:style-name="style4">0xD197</text:span><text:span text:style-name="style10">,</text:span><text:span text:style-name="style4">0xD198</text:span><text:span text:style-name="style10">,<text:s text:c="7"/></text:span><text:span text:style-name="style4">0xD199</text:span><text:span text:style-name="style10">,</text:span><text:span text:style-name="style4">0xD19A</text:span><text:span text:style-name="style10">,</text:span><text:span text:style-name="style4">0xD19B</text:span><text:span text:style-name="style10">,</text:span><text:span text:style-name="style4">0xD19C</text:span><text:span text:style-name="style10">,</text:span><text:span text:style-name="style4">0xD19E</text:span><text:span text:style-name="style10">,</text:span><text:span text:style-name="style4">0xD19F</text:span><text:span text:style-name="style10">,</text:span><text:span text:style-name="style4">0xD290</text:span><text:span text:style-name="style10">,</text:span><text:span text:style-name="style4">0xD291</text:span><text:span text:style-name="style10">,<text:s text:c="7"/></text:span><text:span text:style-name="style4">0xE28093</text:span><text:span text:style-name="style10">,</text:span><text:span text:style-name="style4">0xE28094</text:span><text:span text:style-name="style10">,</text:span><text:span text:style-name="style4">0xE28098</text:span><text:span text:style-name="style10">,</text:span><text:span text:style-name="style4">0xE28099</text:span><text:span text:style-name="style10">,</text:span><text:span text:style-name="style4">0xE2809A</text:span><text:span text:style-name="style10">,</text:span><text:span text:style-name="style4">0xE2809C</text:span><text:span text:style-name="style10">,</text:span><text:span text:style-name="style4">0xE2809D</text:span><text:span text:style-name="style10">,</text:span><text:span text:style-name="style4">0xE2809E</text:span><text:span text:style-name="style10">,<text:s text:c="7"/></text:span><text:span text:style-name="style4">0xE280A0</text:span><text:span text:style-name="style10">,</text:span><text:span text:style-name="style4">0xE280A1</text:span><text:span text:style-name="style10">,</text:span><text:span text:style-name="style4">0xE280A2</text:span><text:span text:style-name="style10">,</text:span><text:span text:style-name="style4">0xE280A6</text:span><text:span text:style-name="style10">,</text:span><text:span text:style-name="style4">0xE280B0</text:span><text:span text:style-name="style10">,</text:span><text:span text:style-name="style4">0xE280B9</text:span><text:span text:style-name="style10">,</text:span><text:span text:style-name="style4">0xE280BA</text:span><text:span text:style-name="style10">,</text:span><text:span text:style-name="style4">0xE282AA</text:span><text:span text:style-name="style10">,<text:s text:c="7"/></text:span><text:span text:style-name="style4">0xE282AC</text:span><text:span text:style-name="style10">,</text:span><text:span text:style-name="style4">0xE28496</text:span><text:span text:style-name="style10">,</text:span><text:span text:style-name="style4">0xE284A2 </text:span><text:span text:style-name="style10">};<text:s text:c="6"/></text:span><text:span text:style-name="style5">static char </text:span><text:span text:style-name="style11">k</text:span><text:span text:style-name="style10">[]={</text:span><text:span text:style-name="style4">160</text:span><text:span text:style-name="style10">,</text:span><text:span text:style-name="style4">164</text:span><text:span text:style-name="style10">,</text:span><text:span text:style-name="style4">166</text:span><text:span text:style-name="style10">,</text:span><text:span text:style-name="style4">167</text:span><text:span text:style-name="style10">,</text:span><text:span text:style-name="style4">169</text:span><text:span text:style-name="style10">,</text:span><text:span text:style-name="style4">171</text:span><text:span text:style-name="style10">,</text:span><text:span text:style-name="style4">172</text:span><text:span text:style-name="style10">,</text:span><text:span text:style-name="style4">173</text:span><text:span text:style-name="style10">,</text:span><text:span text:style-name="style4">174</text:span><text:span text:style-name="style10">,</text:span><text:span text:style-name="style4">176</text:span><text:span text:style-name="style10">,</text:span><text:span text:style-name="style4">177</text:span><text:span text:style-name="style10">,</text:span><text:span text:style-name="style4">181</text:span><text:span text:style-name="style10">,</text:span><text:span text:style-name="style4">182</text:span><text:span text:style-name="style10">,</text:span><text:span text:style-name="style4">183</text:span><text:span text:style-name="style10">,<text:s text:c="7"/></text:span><text:span text:style-name="style4">187</text:span><text:span text:style-name="style10">,</text:span><text:span text:style-name="style4">168</text:span><text:span text:style-name="style10">,</text:span><text:span text:style-name="style4">128</text:span><text:span text:style-name="style10">,</text:span><text:span text:style-name="style4">129</text:span><text:span text:style-name="style10">,</text:span><text:span text:style-name="style4">170</text:span><text:span text:style-name="style10">,</text:span><text:span text:style-name="style4">189</text:span><text:span text:style-name="style10">,</text:span><text:span text:style-name="style4">178</text:span><text:span text:style-name="style10">,</text:span><text:span text:style-name="style4">175</text:span><text:span text:style-name="style10">,</text:span><text:span text:style-name="style4">163</text:span><text:span text:style-name="style10">,</text:span><text:span text:style-name="style4">138</text:span><text:span text:style-name="style10">,</text:span><text:span text:style-name="style4">140</text:span><text:span text:style-name="style10">,</text:span><text:span text:style-name="style4">142</text:span><text:span text:style-name="style10">,</text:span><text:span text:style-name="style4">141</text:span><text:span text:style-name="style10">,</text:span><text:span text:style-name="style4">161</text:span><text:span text:style-name="style10">,</text:span><text:span text:style-name="style4">143</text:span><text:span text:style-name="style10">,</text:span><text:span text:style-name="style4">184</text:span><text:span text:style-name="style10">,</text:span><text:span text:style-name="style4">144</text:span><text:span text:style-name="style10">,</text:span><text:span text:style-name="style4">131</text:span><text:span text:style-name="style10">,<text:s text:c="7"/></text:span><text:span text:style-name="style4">186</text:span><text:span text:style-name="style10">,</text:span><text:span text:style-name="style4">190</text:span><text:span text:style-name="style10">,</text:span><text:span text:style-name="style4">179</text:span><text:span text:style-name="style10">,</text:span><text:span text:style-name="style4">191</text:span><text:span text:style-name="style10">,</text:span><text:span text:style-name="style4">188</text:span><text:span text:style-name="style10">,</text:span><text:span text:style-name="style4">154</text:span><text:span text:style-name="style10">,</text:span><text:span text:style-name="style4">156</text:span><text:span text:style-name="style10">,</text:span><text:span text:style-name="style4">158</text:span><text:span text:style-name="style10">,</text:span><text:span text:style-name="style4">157</text:span><text:span text:style-name="style10">,</text:span><text:span text:style-name="style4">162</text:span><text:span text:style-name="style10">,</text:span><text:span text:style-name="style4">159</text:span><text:span text:style-name="style10">,</text:span><text:span text:style-name="style4">165</text:span><text:span text:style-name="style10">,</text:span><text:span text:style-name="style4">180</text:span><text:span text:style-name="style10">,</text:span><text:span text:style-name="style4">150</text:span><text:span text:style-name="style10">,</text:span><text:span text:style-name="style4">151</text:span><text:span text:style-name="style10">,</text:span><text:span text:style-name="style4">145</text:span><text:span text:style-name="style10">,</text:span><text:span text:style-name="style4">146</text:span><text:span text:style-name="style10">,</text:span><text:span text:style-name="style4">130</text:span><text:span text:style-name="style10">,<text:s text:c="7"/></text:span><text:span text:style-name="style4">147</text:span><text:span text:style-name="style10">,</text:span><text:span text:style-name="style4">148</text:span><text:span text:style-name="style10">,</text:span><text:span text:style-name="style4">132</text:span><text:span text:style-name="style10">,</text:span><text:span text:style-name="style4">134</text:span><text:span text:style-name="style10">,</text:span><text:span text:style-name="style4">135</text:span><text:span text:style-name="style10">,</text:span><text:span text:style-name="style4">149</text:span><text:span text:style-name="style10">,</text:span><text:span text:style-name="style4">133</text:span><text:span text:style-name="style10">,</text:span><text:span text:style-name="style4">137</text:span><text:span text:style-name="style10">,</text:span><text:span text:style-name="style4">139</text:span><text:span text:style-name="style10">,</text:span><text:span text:style-name="style4">155</text:span><text:span text:style-name="style10">,</text:span><text:span text:style-name="style4">152</text:span><text:span text:style-name="style10">,</text:span><text:span text:style-name="style4">136</text:span><text:span text:style-name="style10">,</text:span><text:span text:style-name="style4">185</text:span><text:span text:style-name="style10">,</text:span><text:span text:style-name="style4">153 </text:span><text:span text:style-name="style10">};<text:s text:c="6"/></text:span><text:span text:style-name="style5">int </text:span><text:span text:style-name="style11">i</text:span><text:span text:style-name="style10">; </text:span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64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d</text:span><text:span text:style-name="style10">==</text:span><text:span text:style-name="style11">u</text:span><text:span text:style-name="style10">[</text:span><text:span text:style-name="style11">i</text:span><text:span text:style-name="style10">] ){ </text:span><text:span text:style-name="style11">s</text:span><text:span text:style-name="style10">=</text:span><text:span text:style-name="style11">k</text:span><text:span text:style-name="style10">[</text:span><text:span text:style-name="style11">i</text:span><text:span text:style-name="style10">]; </text:span><text:span text:style-name="style5">break</text:span><text:span text:style-name="style10">; }<text:s text:c="34"/></text:span><text:span text:style-name="style5">if</text:span><text:span text:style-name="style10">( </text:span><text:span text:style-name="style11">i</text:span><text:span text:style-name="style10">==</text:span><text:span text:style-name="style4">64 </text:span><text:span text:style-name="style10">)</text:span><text:span text:style-name="style11">s</text:span><text:span text:style-name="style10">=</text:span><text:span text:style-name="style4">160</text:span><text:span text:style-name="style10">; </text:span><text:span text:style-name="style2">// = это неразрывный пробел<text:s text:c="2"/></text:span><text:span text:style-name="style10">} } </text:span><text:span text:style-name="style5">return </text:span><text:span text:style-name="style11">U</text:span><text:span text:style-name="style10">;<text:s text:c="15"/></text:span><text:span text:style-name="style2">// окончание строки и возврат последующего адреса</text:span><text:span text:style-name="style10">}</text:span><text:span text:style-name="style2">//<text:s text:c="4"/>Преобразование простых ANSI строк в UTF-8 непосредственно в буфере ввода//<text:s text:c="9"/>из исходных однобайтовых OEM-866 и Win-1251 кодировок//</text:span><text:span text:style-name="style5">static </text:span><text:span text:style-name="style16">string </text:span><text:span text:style-name="style11">LS</text:span><text:span text:style-name="style10">;<text:s text:c="15"/></text:span><text:span text:style-name="style15">//! рабочая строчка текста неограниченной длины</text:span></text:h>
      <text:h text:style-name="Default"><text:s text:c="1"/>35<text:s text:c="2"/><text:s text:c="32"/><text:span text:style-name="style2">// с единым статическим адресом</text:span></text:h>
      <text:h text:style-name="Default"><text:s text:c="1"/>36<text:s text:c="2"/><text:span text:style-name="style5">char</text:span><text:span text:style-name="style10">* </text:span><text:span text:style-name="style11">UlA</text:span><text:span text:style-name="style10">( </text:span><text:span text:style-name="style5">char</text:span><text:span text:style-name="style10">* </text:span><text:span text:style-name="style11">U</text:span><text:span text:style-name="style10">, </text:span><text:span text:style-name="style5">bool </text:span><text:span text:style-name="style11">oem </text:span><text:span text:style-name="style10">)<text:s text:c="21"/></text:span><text:span text:style-name="style2">// UTF-8 -&gt; OEM(866)alt в</text:span><text:span text:style-name="style10">{ </text:span><text:span text:style-name="style5">char </text:span><text:span text:style-name="style10">*</text:span><text:span text:style-name="style11">s</text:span><text:span text:style-name="style10">=</text:span><text:span text:style-name="style11">U</text:span><text:span text:style-name="style10">,</text:span><text:span text:style-name="style11">c</text:span><text:span text:style-name="style10">; </text:span><text:span text:style-name="style5">int </text:span><text:span text:style-name="style11">i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11">strlen</text:span><text:span text:style-name="style10">( </text:span><text:span text:style-name="style11">s </text:span><text:span text:style-name="style10">);<text:s text:c="9"/></text:span><text:span text:style-name="style2">// последовательном переборе<text:s text:c="2"/></text:span><text:span text:style-name="style5">while</text:span><text:span text:style-name="style10">( *</text:span><text:span text:style-name="style11">s </text:span><text:span text:style-name="style10">)<text:s text:c="36"/></text:span><text:span text:style-name="style2">// выполняется на том же месте</text:span></text:h>
      <text:h text:style-name="Default"><text:s text:c="1"/>37<text:s text:c="2"/><text:s text:c="2"/><text:span text:style-name="style10">{ </text:span><text:span text:style-name="style5">if</text:span><text:span text:style-name="style10">( </text:span><text:span text:style-name="style11">oem </text:span><text:span text:style-name="style10">)</text:span><text:span text:style-name="style11">s</text:span><text:span text:style-name="style10">=</text:span><text:span text:style-name="style11">UtR</text:span><text:span text:style-name="style10">( </text:span><text:span text:style-name="style11">c</text:span><text:span text:style-name="style10">,</text:span><text:span text:style-name="style11">s </text:span><text:span text:style-name="style10">); </text:span><text:span text:style-name="style5">else </text:span><text:span text:style-name="style11">s</text:span><text:span text:style-name="style10">=</text:span><text:span text:style-name="style11">UtW</text:span><text:span text:style-name="style10">( </text:span><text:span text:style-name="style11">c</text:span><text:span text:style-name="style10">,</text:span><text:span text:style-name="style11">s </text:span><text:span text:style-name="style10">); </text:span><text:span text:style-name="style11">U</text:span><text:span text:style-name="style10">[</text:span><text:span text:style-name="style11">i</text:span><text:span text:style-name="style10">++]=</text:span><text:span text:style-name="style11">c</text:span><text:span text:style-name="style10">; </text:span><text:span text:style-name="style5">if</text:span><text:span text:style-name="style10">( (</text:span><text:span text:style-name="style11">k</text:span><text:span text:style-name="style10">+=</text:span><text:span text:style-name="style11">nS</text:span><text:span text:style-name="style10">)&gt;=</text:span><text:span text:style-name="style11">l </text:span><text:span text:style-name="style10">)</text:span><text:span text:style-name="style5">break</text:span><text:span text:style-name="style10">;<text:s text:c="2"/>} </text:span><text:span text:style-name="style11">U</text:span><text:span text:style-name="style10">[</text:span><text:span text:style-name="style11">i</text:span><text:span text:style-name="style10">]=</text:span><text:span text:style-name="style4">0</text:span><text:span text:style-name="style10">; </text:span><text:span text:style-name="style11">nS</text:span><text:span text:style-name="style10">=</text:span><text:span text:style-name="style11">k</text:span><text:span text:style-name="style10">; </text:span><text:span text:style-name="style5">return </text:span><text:span text:style-name="style11">U</text:span><text:span text:style-name="style10">;}</text:span><text:span text:style-name="style5">char</text:span><text:span text:style-name="style10">* </text:span><text:span text:style-name="style11">UtA</text:span><text:span text:style-name="style10">( </text:span><text:span text:style-name="style5">const char</text:span><text:span text:style-name="style10">* </text:span><text:span text:style-name="style11">U</text:span><text:span text:style-name="style10">, </text:span><text:span text:style-name="style5">bool </text:span><text:span text:style-name="style11">bit </text:span><text:span text:style-name="style10">)<text:s text:c="15"/></text:span><text:span text:style-name="style2">// UTF-8 -&gt; OEM(866)alt в</text:span></text:h>
      <text:h text:style-name="Default"><text:s text:c="1"/>38<text:s text:c="2"/><text:span text:style-name="style10">{ </text:span><text:span text:style-name="style5">char </text:span><text:span text:style-name="style11">c</text:span><text:span text:style-name="style10">,*</text:span><text:span text:style-name="style11">s</text:span><text:span text:style-name="style10">=(</text:span><text:span text:style-name="style5">char</text:span><text:span text:style-name="style10">*)</text:span><text:span text:style-name="style11">U</text:span><text:span text:style-name="style10">; </text:span><text:span text:style-name="style5">int </text:span><text:span text:style-name="style11">i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11">strlen</text:span><text:span text:style-name="style10">( </text:span><text:span text:style-name="style11">s </text:span><text:span text:style-name="style10">);<text:s text:c="3"/></text:span><text:span text:style-name="style2">// последовательном переборе</text:span></text:h>
      <text:h text:style-name="Default"><text:s text:c="1"/>39<text:s text:c="2"/><text:s text:c="2"/><text:span text:style-name="style5">while</text:span><text:span text:style-name="style10">( *</text:span><text:span text:style-name="style11">s </text:span><text:span text:style-name="style10">)<text:s text:c="38"/></text:span><text:span text:style-name="style2">//<text:s text:c="2"/>с возможностью наложения</text:span></text:h>
      <text:h text:style-name="Default"><text:s text:c="1"/>40<text:s text:c="2"/><text:s text:c="2"/><text:span text:style-name="style10">{ </text:span><text:span text:style-name="style5">if</text:span><text:span text:style-name="style10">( </text:span><text:span text:style-name="style11">bit </text:span><text:span text:style-name="style10">)</text:span><text:span text:style-name="style11">s</text:span><text:span text:style-name="style10">=</text:span><text:span text:style-name="style11">UtR</text:span><text:span text:style-name="style10">( </text:span><text:span text:style-name="style11">c</text:span><text:span text:style-name="style10">,</text:span><text:span text:style-name="style11">s </text:span><text:span text:style-name="style10">); </text:span><text:span text:style-name="style5">else </text:span><text:span text:style-name="style11">s</text:span><text:span text:style-name="style10">=</text:span><text:span text:style-name="style11">UtW</text:span><text:span text:style-name="style10">( </text:span><text:span text:style-name="style11">c</text:span><text:span text:style-name="style10">,</text:span><text:span text:style-name="style11">s </text:span><text:span text:style-name="style10">); </text:span><text:span text:style-name="style11">LS</text:span><text:span text:style-name="style10">[</text:span><text:span text:style-name="style11">i</text:span><text:span text:style-name="style10">++]=</text:span><text:span text:style-name="style11">c</text:span><text:span text:style-name="style10">; </text:span><text:span text:style-name="style5">if</text:span><text:span text:style-name="style10">( (</text:span><text:span text:style-name="style11">k</text:span><text:span text:style-name="style10">+=</text:span><text:span text:style-name="style11">nS</text:span><text:span text:style-name="style10">)&gt;=</text:span><text:span text:style-name="style11">l </text:span><text:span text:style-name="style10">)</text:span><text:span text:style-name="style5">break</text:span><text:span text:style-name="style10">;</text:span></text:h>
      <text:h text:style-name="Default"><text:s text:c="1"/>41<text:s text:c="2"/><text:s text:c="2"/><text:span text:style-name="style10">} </text:span><text:span text:style-name="style11">LS</text:span><text:span text:style-name="style10">[</text:span><text:span text:style-name="style11">i</text:span><text:span text:style-name="style10">]=</text:span><text:span text:style-name="style4">0</text:span><text:span text:style-name="style10">; </text:span><text:span text:style-name="style11">nS</text:span><text:span text:style-name="style10">=</text:span><text:span text:style-name="style11">k</text:span><text:span text:style-name="style10">; </text:span><text:span text:style-name="style5">return </text:span><text:span text:style-name="style11">LS</text:span><text:span text:style-name="style10">;</text:span></text:h>
      <text:h text:style-name="Default"><text:s text:c="1"/>42<text:s text:c="2"/><text:span text:style-name="style10">}</text:span></text:h>
      <text:h text:style-name="Default"><text:s text:c="1"/>43<text:s text:c="2"/><text:span text:style-name="style5">char</text:span><text:span text:style-name="style10">* </text:span><text:span text:style-name="style11">AtU</text:span><text:span text:style-name="style10">( </text:span><text:span text:style-name="style5">const char </text:span><text:span text:style-name="style10">*</text:span><text:span text:style-name="style11">str</text:span><text:span text:style-name="style10">, </text:span><text:span text:style-name="style5">bool </text:span><text:span text:style-name="style11">oem </text:span><text:span text:style-name="style10">)<text:s text:c="15"/></text:span><text:span text:style-name="style2">// здесь также допускается</text:span><text:span text:style-name="style10">{ </text:span><text:span text:style-name="style5">int </text:span><text:span text:style-name="style11">m</text:span><text:span text:style-name="style10">=</text:span><text:span text:style-name="style11">strlen</text:span><text:span text:style-name="style10">( </text:span><text:span text:style-name="style11">str </text:span><text:span text:style-name="style10">),</text:span><text:span text:style-name="style11">l</text:span><text:span text:style-name="style10">=</text:span><text:span text:style-name="style11">Usize</text:span><text:span text:style-name="style10">( </text:span><text:span text:style-name="style11">str</text:span><text:span text:style-name="style10">,</text:span><text:span text:style-name="style11">oem </text:span><text:span text:style-name="style10">); </text:span><text:span text:style-name="style5">char </text:span><text:span text:style-name="style10">*</text:span><text:span text:style-name="style11">z</text:span><text:span text:style-name="style10">; </text:span><text:span text:style-name="style11">LS</text:span><text:span text:style-name="style10">[</text:span><text:span text:style-name="style11">l</text:span><text:span text:style-name="style10">]=</text:span><text:span text:style-name="style4">0</text:span><text:span text:style-name="style10">;<text:s text:c="2"/></text:span><text:span text:style-name="style2">// конвертирование<text:s text:c="2"/></text:span><text:span text:style-name="style5">while</text:span><text:span text:style-name="style10">( --</text:span><text:span text:style-name="style11">m</text:span><text:span text:style-name="style10">&gt;=</text:span><text:span text:style-name="style4">0 </text:span><text:span text:style-name="style10">&amp;&amp; </text:span><text:span text:style-name="style11">l</text:span><text:span text:style-name="style10">&gt;</text:span><text:span text:style-name="style4">0 </text:span><text:span text:style-name="style10">)<text:s text:c="32"/></text:span><text:span text:style-name="style2">// в исходном фрагменте<text:s text:c="2"/></text:span><text:span text:style-name="style10">{ </text:span><text:span text:style-name="style5">if</text:span><text:span text:style-name="style10">( </text:span><text:span text:style-name="style11">oem </text:span><text:span text:style-name="style10">)</text:span><text:span text:style-name="style11">z</text:span><text:span text:style-name="style10">=(</text:span><text:span text:style-name="style5">char</text:span><text:span text:style-name="style10">*)</text:span><text:span text:style-name="style11">RtU</text:span><text:span text:style-name="style10">( </text:span><text:span text:style-name="style11">str</text:span><text:span text:style-name="style10">[</text:span><text:span text:style-name="style11">m</text:span><text:span text:style-name="style10">] ); </text:span><text:span text:style-name="style5">else </text:span><text:span text:style-name="style11">z</text:span><text:span text:style-name="style10">=(</text:span><text:span text:style-name="style5">char</text:span><text:span text:style-name="style10">*)</text:span><text:span text:style-name="style11">WtU</text:span><text:span text:style-name="style10">( </text:span><text:span text:style-name="style11">str</text:span><text:span text:style-name="style10">[</text:span><text:span text:style-name="style11">m</text:span><text:span text:style-name="style10">] );<text:s text:c="5"/></text:span><text:span text:style-name="style2">// памяти<text:s text:c="4"/></text:span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3</text:span><text:span text:style-name="style10">; </text:span><text:span text:style-name="style11">j</text:span><text:span text:style-name="style10">&gt;=</text:span><text:span text:style-name="style4">0</text:span><text:span text:style-name="style10">; </text:span><text:span text:style-name="style11">j</text:span><text:span text:style-name="style10">-- )</text:span><text:span text:style-name="style5">if</text:span><text:span text:style-name="style10">( </text:span><text:span text:style-name="style11">z</text:span><text:span text:style-name="style10">[</text:span><text:span text:style-name="style11">j</text:span><text:span text:style-name="style10">] )</text:span><text:span text:style-name="style11">LS</text:span><text:span text:style-name="style10">[--</text:span><text:span text:style-name="style11">l</text:span><text:span text:style-name="style10">]=</text:span><text:span text:style-name="style11">z</text:span><text:span text:style-name="style10">[</text:span><text:span text:style-name="style11">j</text:span><text:span text:style-name="style10">];<text:s text:c="2"/>} </text:span><text:span text:style-name="style11">nS</text:span><text:span text:style-name="style10">=</text:span><text:span text:style-name="style11">strlen</text:span><text:span text:style-name="style10">( </text:span><text:span text:style-name="style11">LS </text:span><text:span text:style-name="style10">); </text:span><text:span text:style-name="style5">return </text:span><text:span text:style-name="style11">LS</text:span><text:span text:style-name="style10">;<text:s text:c="23"/></text:span><text:span text:style-name="style2">// nS=l - как напоминание</text:span><text:span text:style-name="style10">}</text:span><text:span text:style-name="style9">#include &lt;windows.h&gt;</text:span></text:h>
      <text:h text:style-name="Default"><text:s text:c="1"/>44<text:s text:c="2"/><text:span text:style-name="style2">//</text:span></text:h>
      <text:h text:style-name="Default"><text:s text:c="1"/>45<text:s text:c="2"/><text:span text:style-name="style2">//<text:s text:c="4"/>всё будет на UTF-8, и только открытие файлов в Unicode-Windows (UTF-16le)</text:span></text:h>
      <text:h text:style-name="Default"><text:s text:c="1"/>46<text:s text:c="2"/><text:span text:style-name="style2">//</text:span></text:h>
      <text:h text:style-name="Default"><text:s text:c="1"/>47<text:s text:c="2"/><text:span text:style-name="style5">char</text:span><text:span text:style-name="style10">* </text:span><text:span text:style-name="style11">W2U</text:span><text:span text:style-name="style10">( </text:span><text:span text:style-name="style5">const wchar_t </text:span><text:span text:style-name="style10">*</text:span><text:span text:style-name="style11">str </text:span><text:span text:style-name="style10">)</text:span></text:h>
      <text:h text:style-name="Default"><text:s text:c="1"/>48<text:s text:c="2"/><text:span text:style-name="style10">{ </text:span><text:span text:style-name="style5">int </text:span><text:span text:style-name="style11">iL</text:span><text:span text:style-name="style10">=</text:span><text:span text:style-name="style11">WideCharToMultiByte</text:span><text:span text:style-name="style10">( </text:span><text:span text:style-name="style11">CP_UTF8</text:span><text:span text:style-name="style10">,</text:span><text:span text:style-name="style4">0</text:span><text:span text:style-name="style10">,</text:span><text:span text:style-name="style11">str</text:span><text:span text:style-name="style10">,-</text:span><text:span text:style-name="style4">1</text:span><text:span text:style-name="style10">,</text:span><text:span text:style-name="style11">NULL</text:span><text:span text:style-name="style10">,</text:span><text:span text:style-name="style4">0</text:span><text:span text:style-name="style10">,</text:span><text:span text:style-name="style11">NULL</text:span><text:span text:style-name="style10">,</text:span><text:span text:style-name="style11">NULL </text:span><text:span text:style-name="style10">); </text:span><text:span text:style-name="style11">LS</text:span><text:span text:style-name="style10">[</text:span><text:span text:style-name="style11">iL</text:span><text:span text:style-name="style10">]=</text:span><text:span text:style-name="style4">0</text:span><text:span text:style-name="style10">;</text:span></text:h>
      <text:h text:style-name="Default"><text:s text:c="1"/>49<text:s text:c="2"/><text:s text:c="7"/><text:span text:style-name="style10">::</text:span><text:span text:style-name="style11">WideCharToMultiByte</text:span><text:span text:style-name="style10">( </text:span><text:span text:style-name="style11">CP_UTF8</text:span><text:span text:style-name="style10">,</text:span><text:span text:style-name="style4">0</text:span><text:span text:style-name="style10">,</text:span><text:span text:style-name="style11">str</text:span><text:span text:style-name="style10">,-</text:span><text:span text:style-name="style4">1</text:span><text:span text:style-name="style10">,</text:span><text:span text:style-name="style11">LS</text:span><text:span text:style-name="style10">,</text:span><text:span text:style-name="style11">iL</text:span><text:span text:style-name="style10">,</text:span><text:span text:style-name="style11">NULL</text:span><text:span text:style-name="style10">,</text:span><text:span text:style-name="style11">NULL </text:span><text:span text:style-name="style10">); </text:span><text:span text:style-name="style5">return </text:span><text:span text:style-name="style11">LS</text:span><text:span text:style-name="style10">;</text:span></text:h>
      <text:h text:style-name="Default"><text:s text:c="1"/>50<text:s text:c="2"/><text:span text:style-name="style10">}</text:span></text:h>
      <text:h text:style-name="Default"><text:s text:c="1"/>51<text:s text:c="2"/><text:span text:style-name="style5">wchar_t</text:span><text:span text:style-name="style10">* </text:span><text:span text:style-name="style11">U2W</text:span><text:span text:style-name="style10">( </text:span><text:span text:style-name="style5">const char</text:span><text:span text:style-name="style10">* </text:span><text:span text:style-name="style11">str </text:span><text:span text:style-name="style10">)</text:span></text:h>
      <text:h text:style-name="Default"><text:s text:c="1"/>52<text:s text:c="2"/><text:span text:style-name="style10">{ </text:span><text:span text:style-name="style5">int </text:span><text:span text:style-name="style11">uL</text:span><text:span text:style-name="style10">=::</text:span><text:span text:style-name="style11">MultiByteToWideChar</text:span><text:span text:style-name="style10">( </text:span><text:span text:style-name="style11">CP_UTF8</text:span><text:span text:style-name="style10">,</text:span><text:span text:style-name="style4">0</text:span><text:span text:style-name="style10">,</text:span><text:span text:style-name="style11">str</text:span><text:span text:style-name="style10">,-</text:span><text:span text:style-name="style4">1</text:span><text:span text:style-name="style10">,</text:span><text:span text:style-name="style11">NULL</text:span><text:span text:style-name="style10">,</text:span><text:span text:style-name="style4">0 </text:span><text:span text:style-name="style10">); </text:span><text:span text:style-name="style11">LS</text:span><text:span text:style-name="style10">[</text:span><text:span text:style-name="style11">uL</text:span><text:span text:style-name="style10">*</text:span><text:span text:style-name="style4">2</text:span><text:span text:style-name="style10">]=</text:span><text:span text:style-name="style4">0</text:span><text:span text:style-name="style10">;</text:span><text:span text:style-name="style2">// uL*2+1</text:span></text:h>
      <text:h text:style-name="Default"><text:s text:c="1"/>53<text:s text:c="2"/><text:s text:c="9"/><text:span text:style-name="style10">::</text:span><text:span text:style-name="style11">MultiByteToWideChar</text:span><text:span text:style-name="style10">( </text:span><text:span text:style-name="style11">CP_UTF8</text:span><text:span text:style-name="style10">,</text:span><text:span text:style-name="style4">0</text:span><text:span text:style-name="style10">,</text:span><text:span text:style-name="style11">str</text:span><text:span text:style-name="style10">,-</text:span><text:span text:style-name="style4">1</text:span><text:span text:style-name="style10">,(</text:span><text:span text:style-name="style11">LPWSTR</text:span><text:span text:style-name="style10">)((</text:span><text:span text:style-name="style5">char</text:span><text:span text:style-name="style10">*)</text:span><text:span text:style-name="style11">LS</text:span><text:span text:style-name="style10">),</text:span><text:span text:style-name="style11">uL </text:span><text:span text:style-name="style10">);</text:span></text:h>
      <text:h text:style-name="Default"><text:s text:c="1"/>54<text:s text:c="2"/><text:s text:c="2"/><text:span text:style-name="style5">return </text:span><text:span text:style-name="style10">(</text:span><text:span text:style-name="style5">wchar_t</text:span><text:span text:style-name="style10">*)((</text:span><text:span text:style-name="style5">char</text:span><text:span text:style-name="style10">*)</text:span><text:span text:style-name="style11">LS</text:span><text:span text:style-name="style10">);</text:span></text:h>
      <text:h text:style-name="Default"><text:s text:c="1"/>55<text:s text:c="2"/><text:span text:style-name="style10">}</text:span></text:h>
      <text:h text:style-name="Default"><text:s text:c="1"/>56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